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1.52mm"/>
    </style:style>
    <style:style style:name="co13" style:family="table-column">
      <style:table-column-properties fo:break-before="auto" style:column-width="66.02mm"/>
    </style:style>
    <style:style style:name="co14" style:family="table-column">
      <style:table-column-properties fo:break-before="auto" style:column-width="8.61mm"/>
    </style:style>
    <style:style style:name="co15" style:family="table-column">
      <style:table-column-properties fo:break-before="auto" style:column-width="10.2mm"/>
    </style:style>
    <style:style style:name="co16" style:family="table-column">
      <style:table-column-properties fo:break-before="auto" style:column-width="19.98mm"/>
    </style:style>
    <style:style style:name="co17" style:family="table-column">
      <style:table-column-properties fo:break-before="auto" style:column-width="16.28mm"/>
    </style:style>
    <style:style style:name="co18" style:family="table-column">
      <style:table-column-properties fo:break-before="auto" style:column-width="21.84mm"/>
    </style:style>
    <style:style style:name="co19" style:family="table-column">
      <style:table-column-properties fo:break-before="auto" style:column-width="17.87mm"/>
    </style:style>
    <style:style style:name="co20" style:family="table-column">
      <style:table-column-properties fo:break-before="auto" style:column-width="20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gen" table:style-name="ta1">
        <table:shapes>
          <draw:frame draw:z-index="0" draw:style-name="gr1" draw:text-style-name="P1" svg:width="159.99mm" svg:height="89.99mm" svg:x="123.28mm" svg:y="1mm">
            <loext:p draw:notify-on-update-of-ranges="loadgen.G2:loadgen.G12 loadgen.C1:loadgen.C1 loadgen.C2:loadgen.C12 loadgen.G2:loadgen.G12 loadgen.D1:loadgen.D1 loadgen.D2:loadgen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24:01</text:p>
          </table:table-cell>
          <table:table-cell office:value-type="float" office:value="0.102523" calcext:value-type="float">
            <text:p>0.102523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</text:p>
          </table:table-cell>
          <table:table-cell office:value-type="float" office:value="0.101548" calcext:value-type="float">
            <text:p>0.10154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</text:p>
          </table:table-cell>
          <table:table-cell office:value-type="float" office:value="0.101411" calcext:value-type="float">
            <text:p>0.101411</text:p>
          </table:table-cell>
          <table:table-cell office:value-type="float" office:value="0.000014" calcext:value-type="float">
            <text:p>1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</text:p>
          </table:table-cell>
          <table:table-cell office:value-type="float" office:value="0.101428" calcext:value-type="float">
            <text:p>0.10142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</text:p>
          </table:table-cell>
          <table:table-cell office:value-type="float" office:value="0.101436" calcext:value-type="float">
            <text:p>0.10143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</text:p>
          </table:table-cell>
          <table:table-cell office:value-type="float" office:value="0.101383" calcext:value-type="float">
            <text:p>0.101383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</text:p>
          </table:table-cell>
          <table:table-cell office:value-type="float" office:value="0.101362" calcext:value-type="float">
            <text:p>0.101362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</text:p>
          </table:table-cell>
          <table:table-cell office:value-type="float" office:value="0.101492" calcext:value-type="float">
            <text:p>0.10149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24: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Lg average</text:p>
          </table:table-cell>
          <table:table-cell table:formula="of:=AVERAGE([.C3:.C11])" office:value-type="float" office:value="0.101415333333333" calcext:value-type="float">
            <text:p>0.10141533333333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im average</text:p>
          </table:table-cell>
          <table:table-cell table:formula="of:=[$simulator.C15]" office:value-type="float" office:value="0.100172444444444" calcext:value-type="float">
            <text:p>0.10017244444444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g overhead</text:p>
          </table:table-cell>
          <table:table-cell table:formula="of:=[.C14]-[.C15]" office:value-type="float" office:value="0.00124288888888888" calcext:value-type="float">
            <text:p>0.001242888888889</text:p>
          </table:table-cell>
          <table:table-cell office:value-type="string" calcext:value-type="string">
            <text:p>' ~= 1 millisecond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sim overhead</text:p>
          </table:table-cell>
          <table:table-cell table:formula="of:=[.C15]-0.1" office:value-type="float" office:value="0.000172444444444433" calcext:value-type="float">
            <text:p>0.000172444444444</text:p>
          </table:table-cell>
          <table:table-cell office:value-type="string" calcext:value-type="string">
            <text:p>' ~= 170 microseconds</text:p>
          </table:table-cell>
          <table:table-cell table:number-columns-repeated="3"/>
        </table:table-row>
      </table:table>
      <table:table table:name="raw" table:style-name="ta1">
        <table:shapes>
          <draw:frame draw:z-index="0" draw:style-name="gr1" draw:text-style-name="P1" svg:width="159.99mm" svg:height="89.99mm" svg:x="195.51mm" svg:y="5.78mm">
            <loext:p draw:notify-on-update-of-ranges="raw.C1:raw.C1 raw.C2:raw.C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1.972</text:p>
          </table:table-cell>
          <table:table-cell office:value-type="float" office:value="0.102876" calcext:value-type="float">
            <text:p>0.102876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3d6f097e-a72b-4b3b-8f1b-28dd267264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1.994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c1835a49-32d9-41f9-b0f6-cad6d3d766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137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c038cf95-4388-4573-bcc9-bb7cc197a5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01</text:p>
          </table:table-cell>
          <table:table-cell office:value-type="float" office:value="0.101523" calcext:value-type="float">
            <text:p>0.10152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96de19a-6bdb-4b28-9d76-a5948e2401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1</text:p>
          </table:table-cell>
          <table:table-cell office:value-type="float" office:value="0.101889" calcext:value-type="float">
            <text:p>0.10188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daa8541-8bae-4cb1-91dc-992e0abc54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1</text:p>
          </table:table-cell>
          <table:table-cell office:value-type="float" office:value="0.10202" calcext:value-type="float">
            <text:p>0.1020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8af3c591-8b63-493d-9fc2-b5e2c6385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2</text:p>
          </table:table-cell>
          <table:table-cell office:value-type="float" office:value="0.101112" calcext:value-type="float">
            <text:p>0.101112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533175b9-e6c3-4c86-add9-dfb137406c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532</text:p>
          </table:table-cell>
          <table:table-cell office:value-type="float" office:value="0.101423" calcext:value-type="float">
            <text:p>0.10142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d9b6880-fba0-40b5-b047-a66bb2bc97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574</text:p>
          </table:table-cell>
          <table:table-cell office:value-type="float" office:value="0.101465" calcext:value-type="float">
            <text:p>0.10146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5fd8c28-6881-422d-87a3-4a8bded06e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741</text:p>
          </table:table-cell>
          <table:table-cell office:value-type="float" office:value="0.101864" calcext:value-type="float">
            <text:p>0.1018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dbeef2a-ff7b-473d-b93a-205e603e2f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972</text:p>
          </table:table-cell>
          <table:table-cell office:value-type="float" office:value="0.101199" calcext:value-type="float">
            <text:p>0.1011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c0bf744-164c-4641-b186-4b4dea4fa6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994</text:p>
          </table:table-cell>
          <table:table-cell office:value-type="float" office:value="0.101504" calcext:value-type="float">
            <text:p>0.10150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04c2330-194f-4c5c-8710-165619d763c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137</text:p>
          </table:table-cell>
          <table:table-cell office:value-type="float" office:value="0.101434" calcext:value-type="float">
            <text:p>0.10143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1b4b1ea3-a327-4ac2-9572-ca88b2f181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01</text:p>
          </table:table-cell>
          <table:table-cell office:value-type="float" office:value="0.101629" calcext:value-type="float">
            <text:p>0.10162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8488a067-916b-404d-8a27-83fc41d1df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1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9e08aef-0f80-4d4e-9709-bcaf709432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1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0.000075" calcext:value-type="float">
            <text:p>7.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f5995b49-0463-4ea5-bd13-1334546953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2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e4b83f9-243c-46ac-86e6-e6e59933a3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532</text:p>
          </table:table-cell>
          <table:table-cell office:value-type="float" office:value="0.101716" calcext:value-type="float">
            <text:p>0.10171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5901a3c-0bbc-4168-b814-688d7e177b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574</text:p>
          </table:table-cell>
          <table:table-cell office:value-type="float" office:value="0.101417" calcext:value-type="float">
            <text:p>0.101417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0fac7cb2-7cc0-4f8a-b085-de42ab48c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741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c2a2558c-1647-437d-862e-212c64631c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972</text:p>
          </table:table-cell>
          <table:table-cell office:value-type="float" office:value="0.101137" calcext:value-type="float">
            <text:p>0.101137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2adb39d-b33d-4e11-a24e-ae2f8e7ce5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994</text:p>
          </table:table-cell>
          <table:table-cell office:value-type="float" office:value="0.101308" calcext:value-type="float">
            <text:p>0.101308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989ae9d-e32e-422b-80e8-24b50b355d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137</text:p>
          </table:table-cell>
          <table:table-cell office:value-type="float" office:value="0.10174" calcext:value-type="float">
            <text:p>0.10174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c6ac895-a88c-4300-ae02-b9ba77428a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01</text:p>
          </table:table-cell>
          <table:table-cell office:value-type="float" office:value="0.101574" calcext:value-type="float">
            <text:p>0.1015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0004946e-d822-49e9-b781-6954ad2e89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1</text:p>
          </table:table-cell>
          <table:table-cell office:value-type="float" office:value="0.101485" calcext:value-type="float">
            <text:p>0.10148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884ea9b-5cfd-456f-b377-01bf1c1974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002cdeb6-d21a-4815-b697-9f50f4ba64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2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52e602f1-a09a-4759-8f3a-3481ace9d4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53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84e47b5-a853-4d72-89a4-c20f6a4c0a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574</text:p>
          </table:table-cell>
          <table:table-cell office:value-type="float" office:value="0.101155" calcext:value-type="float">
            <text:p>0.10115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6ec1fe2-ab51-41ae-be30-c432a2d59b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741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5598665-22a2-45f3-851b-6a27c72206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972</text:p>
          </table:table-cell>
          <table:table-cell office:value-type="float" office:value="0.101042" calcext:value-type="float">
            <text:p>0.10104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c6fe2fd-5410-4c34-ba34-bf5d4b8c38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994</text:p>
          </table:table-cell>
          <table:table-cell office:value-type="float" office:value="0.101191" calcext:value-type="float">
            <text:p>0.10119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de2706e-6af7-421c-9aab-0a0eaaa6059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137</text:p>
          </table:table-cell>
          <table:table-cell office:value-type="float" office:value="0.101322" calcext:value-type="float">
            <text:p>0.10132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7f4eee8-a2be-4ca6-ad7b-96f5a47dd0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01</text:p>
          </table:table-cell>
          <table:table-cell office:value-type="float" office:value="0.101993" calcext:value-type="float">
            <text:p>0.10199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f150feb1-f53a-460e-9a7e-d1fe5c088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1</text:p>
          </table:table-cell>
          <table:table-cell office:value-type="float" office:value="0.101489" calcext:value-type="float">
            <text:p>0.10148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6cd20c5-ad46-4f48-a213-62519fbd2f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1</text:p>
          </table:table-cell>
          <table:table-cell office:value-type="float" office:value="0.101542" calcext:value-type="float">
            <text:p>0.10154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90262f8-ff57-4c8f-9d19-b64c31170a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2</text:p>
          </table:table-cell>
          <table:table-cell office:value-type="float" office:value="0.101055" calcext:value-type="float">
            <text:p>0.10105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e7b6fa5-9ab5-415e-b5e1-9b5142657b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532</text:p>
          </table:table-cell>
          <table:table-cell office:value-type="float" office:value="0.101402" calcext:value-type="float">
            <text:p>0.10140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1838891-52f1-486f-9f34-37d73d19cb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574</text:p>
          </table:table-cell>
          <table:table-cell office:value-type="float" office:value="0.10159" calcext:value-type="float">
            <text:p>0.10159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6d9a36a-1ded-4844-b036-936a6b21b0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741</text:p>
          </table:table-cell>
          <table:table-cell office:value-type="float" office:value="0.101694" calcext:value-type="float">
            <text:p>0.10169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98dacee-7c95-4b21-b181-a9b8a9b473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972</text:p>
          </table:table-cell>
          <table:table-cell office:value-type="float" office:value="0.101079" calcext:value-type="float">
            <text:p>0.10107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e8571ce-b6b8-4a73-b396-03e91e02ac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994</text:p>
          </table:table-cell>
          <table:table-cell office:value-type="float" office:value="0.101189" calcext:value-type="float">
            <text:p>0.10118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4688159-262e-45f5-aa77-9c94c4e056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137</text:p>
          </table:table-cell>
          <table:table-cell office:value-type="float" office:value="0.101465" calcext:value-type="float">
            <text:p>0.10146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DFA0495-25BE-4624-ACE9-91B0A28E30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0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5837bcc-e9e6-4b94-aa33-89a8ceac61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1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c3d0631-2b5e-42cf-97b0-d9d58a9c2f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1</text:p>
          </table:table-cell>
          <table:table-cell office:value-type="float" office:value="0.101392" calcext:value-type="float">
            <text:p>0.10139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ac88550-3b69-4fec-b544-02a27f1db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2</text:p>
          </table:table-cell>
          <table:table-cell office:value-type="float" office:value="0.100936" calcext:value-type="float">
            <text:p>0.10093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19a43d0-c700-45cf-a0ad-1c4bdbd0df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532</text:p>
          </table:table-cell>
          <table:table-cell office:value-type="float" office:value="0.101334" calcext:value-type="float">
            <text:p>0.10133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3bbcac4-3c47-4528-8f6a-48ce65336c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574</text:p>
          </table:table-cell>
          <table:table-cell office:value-type="float" office:value="0.101328" calcext:value-type="float">
            <text:p>0.101328</text:p>
          </table:table-cell>
          <table:table-cell office:value-type="float" office:value="0.000068" calcext:value-type="float">
            <text:p>6.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d2876fc-87fc-4a2a-a801-c53f263455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741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a31240c-a6e5-4f0f-b53b-2c8146db58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972</text:p>
          </table:table-cell>
          <table:table-cell office:value-type="float" office:value="0.101095" calcext:value-type="float">
            <text:p>0.101095</text:p>
          </table:table-cell>
          <table:table-cell office:value-type="float" office:value="0.000015" calcext:value-type="float">
            <text:p>1.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3f07ccb6-d765-4ed2-9746-826fa365ab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994</text:p>
          </table:table-cell>
          <table:table-cell office:value-type="float" office:value="0.101325" calcext:value-type="float">
            <text:p>0.1013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8318b57f-c1fa-4587-8dbd-2b78cee5d2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137</text:p>
          </table:table-cell>
          <table:table-cell office:value-type="float" office:value="0.101843" calcext:value-type="float">
            <text:p>0.10184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dbea38f-9cff-46a3-a72b-0257ea4342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01</text:p>
          </table:table-cell>
          <table:table-cell office:value-type="float" office:value="0.101594" calcext:value-type="float">
            <text:p>0.10159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53247334-2635-41ff-abb6-f3ea46363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1</text:p>
          </table:table-cell>
          <table:table-cell office:value-type="float" office:value="0.101075" calcext:value-type="float">
            <text:p>0.10107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d0a6265-cb09-428f-985e-0d3ac628bc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1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f6287fa6-fa1d-48cf-99fd-6efa07c99b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2</text:p>
          </table:table-cell>
          <table:table-cell office:value-type="float" office:value="0.100943" calcext:value-type="float">
            <text:p>0.100943</text:p>
          </table:table-cell>
          <table:table-cell office:value-type="float" office:value="0.000017" calcext:value-type="float">
            <text:p>1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56fcd52-8220-4518-8bc1-67cae4ba1e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532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507f7977-bbb8-4a4c-bb99-993d6ad075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574</text:p>
          </table:table-cell>
          <table:table-cell office:value-type="float" office:value="0.101259" calcext:value-type="float">
            <text:p>0.101259</text:p>
          </table:table-cell>
          <table:table-cell office:value-type="float" office:value="0.000056" calcext:value-type="float">
            <text:p>5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03dd4e66-1bc8-44a5-bfdc-78015e480e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741</text:p>
          </table:table-cell>
          <table:table-cell office:value-type="float" office:value="0.101829" calcext:value-type="float">
            <text:p>0.10182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1bd33e61-7d1b-425e-ab69-f4c7bcb9aa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972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be9c8af-c56f-46a3-8b37-dde2f1305b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994</text:p>
          </table:table-cell>
          <table:table-cell office:value-type="float" office:value="0.101343" calcext:value-type="float">
            <text:p>0.101343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377dcd51-0d02-4ba9-9c6e-0dd913c4fa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137</text:p>
          </table:table-cell>
          <table:table-cell office:value-type="float" office:value="0.101327" calcext:value-type="float">
            <text:p>0.10132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d6bf0ab-572b-433d-acaf-368f73aa5d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01</text:p>
          </table:table-cell>
          <table:table-cell office:value-type="float" office:value="0.101614" calcext:value-type="float">
            <text:p>0.10161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0f06d63-bcd8-4ec5-adf1-68f5603032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1</text:p>
          </table:table-cell>
          <table:table-cell office:value-type="float" office:value="0.101125" calcext:value-type="float">
            <text:p>0.10112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5aeadf74-8594-4641-9190-e9886bda6c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1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782c7cf-8cac-4480-b5c6-31eec51fec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2</text:p>
          </table:table-cell>
          <table:table-cell office:value-type="float" office:value="0.10066" calcext:value-type="float">
            <text:p>0.1006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a3d5c3c-d377-4c08-ad35-7e25c23855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532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8a5545d-9657-40ed-b11f-f4ce70e008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574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836ddbc-37a7-4248-83bc-e507b2423c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741</text:p>
          </table:table-cell>
          <table:table-cell office:value-type="float" office:value="0.101579" calcext:value-type="float">
            <text:p>0.10157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29bf911f-b41e-4b3a-bba9-0178e68571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972</text:p>
          </table:table-cell>
          <table:table-cell office:value-type="float" office:value="0.101367" calcext:value-type="float">
            <text:p>0.101367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ec3ae36-6ce9-439d-88f3-05aea8905d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994</text:p>
          </table:table-cell>
          <table:table-cell office:value-type="float" office:value="0.101429" calcext:value-type="float">
            <text:p>0.10142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f8732d0-1ddf-498e-9dbb-b50a89168f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137</text:p>
          </table:table-cell>
          <table:table-cell office:value-type="float" office:value="0.101776" calcext:value-type="float">
            <text:p>0.10177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a7e292d-6435-4ada-90e8-410d3829c3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01</text:p>
          </table:table-cell>
          <table:table-cell office:value-type="float" office:value="0.101685" calcext:value-type="float">
            <text:p>0.10168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aa5988b-e45d-438c-8890-19ef561d3a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1</text:p>
          </table:table-cell>
          <table:table-cell office:value-type="float" office:value="0.101593" calcext:value-type="float">
            <text:p>0.101593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ee0f839-3e73-4e81-a647-4703ce2d67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1</text:p>
          </table:table-cell>
          <table:table-cell office:value-type="float" office:value="0.101739" calcext:value-type="float">
            <text:p>0.1017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2570348-e8f9-4beb-a75e-cecbe4255c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2</text:p>
          </table:table-cell>
          <table:table-cell office:value-type="float" office:value="0.101045" calcext:value-type="float">
            <text:p>0.10104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0cc25ad-72b5-4054-a1f6-964e42ab5c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532</text:p>
          </table:table-cell>
          <table:table-cell office:value-type="float" office:value="0.101315" calcext:value-type="float">
            <text:p>0.10131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70ea58b-73ef-439a-bb8a-a7bd07901d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575</text:p>
          </table:table-cell>
          <table:table-cell office:value-type="float" office:value="0.101302" calcext:value-type="float">
            <text:p>0.10130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c4d693fa-e30b-4b25-b92b-7abc591035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741</text:p>
          </table:table-cell>
          <table:table-cell office:value-type="float" office:value="0.101862" calcext:value-type="float">
            <text:p>0.10186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c09bdd4-035f-4dea-b06c-6951a89a55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972</text:p>
          </table:table-cell>
          <table:table-cell office:value-type="float" office:value="0.101164" calcext:value-type="float">
            <text:p>0.10116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6269931-07e2-4a24-9516-c92b7297d9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994</text:p>
          </table:table-cell>
          <table:table-cell office:value-type="float" office:value="0.10144" calcext:value-type="float">
            <text:p>0.1014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203424f-005b-4ef5-9712-904cde06b3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137</text:p>
          </table:table-cell>
          <table:table-cell office:value-type="float" office:value="0.101457" calcext:value-type="float">
            <text:p>0.10145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a914ad8e-11a3-459d-9f5a-9d7a9e7302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01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e14c91b-ac25-4621-95b8-fc6a846324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1</text:p>
          </table:table-cell>
          <table:table-cell office:value-type="float" office:value="0.101389" calcext:value-type="float">
            <text:p>0.10138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689aa37f-4003-49df-8f01-6164cbad3b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1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a59885e-e407-4b33-a938-34c03a185a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2</text:p>
          </table:table-cell>
          <table:table-cell office:value-type="float" office:value="0.100945" calcext:value-type="float">
            <text:p>0.10094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f0fc4597-b375-4b26-a8e4-1db9e4edea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532</text:p>
          </table:table-cell>
          <table:table-cell office:value-type="float" office:value="0.101539" calcext:value-type="float">
            <text:p>0.10153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fb155151-a57e-4aff-a86f-5090a2f0ed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574</text:p>
          </table:table-cell>
          <table:table-cell office:value-type="float" office:value="0.101137" calcext:value-type="float">
            <text:p>0.10113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b188203b-205c-45f2-8dd6-badbcce3f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741</text:p>
          </table:table-cell>
          <table:table-cell office:value-type="float" office:value="0.101698" calcext:value-type="float">
            <text:p>0.101698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0643dba3-018c-4756-842a-583429ed7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972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493b85c-19fd-4947-a0dd-04e0ad34d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994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90c2d00f-d36a-424b-b425-692a357c5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137</text:p>
          </table:table-cell>
          <table:table-cell office:value-type="float" office:value="0.101925" calcext:value-type="float">
            <text:p>0.1019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dea78fc4-f45f-4e90-9948-94ad2885f7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01</text:p>
          </table:table-cell>
          <table:table-cell office:value-type="float" office:value="0.101502" calcext:value-type="float">
            <text:p>0.101502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1b649ea1-a8f5-4e74-a129-2912bab756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1</text:p>
          </table:table-cell>
          <table:table-cell office:value-type="float" office:value="0.101285" calcext:value-type="float">
            <text:p>0.10128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7e4bd3f5-22c2-46bb-9da8-326c643c78d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1</text:p>
          </table:table-cell>
          <table:table-cell office:value-type="float" office:value="0.101278" calcext:value-type="float">
            <text:p>0.101278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1170ede8-0fca-4ccb-8a86-8607717030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2</text:p>
          </table:table-cell>
          <table:table-cell office:value-type="float" office:value="0.101069" calcext:value-type="float">
            <text:p>0.101069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302cabb9-7861-453a-bb26-eb8ef32a56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532</text:p>
          </table:table-cell>
          <table:table-cell office:value-type="float" office:value="0.101559" calcext:value-type="float">
            <text:p>0.101559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4e7849c0-1a79-4c0c-82bf-1186476d09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574</text:p>
          </table:table-cell>
          <table:table-cell office:value-type="float" office:value="0.101377" calcext:value-type="float">
            <text:p>0.10137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e15b05db-446a-44ed-8f8b-de8964839f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</table:table>
      <table:table table:name="simulator" table:style-name="ta1">
        <table:shapes>
          <draw:frame draw:z-index="0" draw:style-name="gr1" draw:text-style-name="P1" svg:width="159.99mm" svg:height="89.99mm" svg:x="120.26mm" svg:y="1mm">
            <loext:p draw:notify-on-update-of-ranges="simulator.G2:simulator.G13 simulator.C1:simulator.C1 simulator.C2:simulator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23:53</text:p>
          </table:table-cell>
          <table:table-cell office:value-type="float" office:value="0.100192" calcext:value-type="float">
            <text:p>0.10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24:01</text:p>
          </table:table-cell>
          <table:table-cell office:value-type="float" office:value="0.100165" calcext:value-type="float">
            <text:p>0.10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</text:p>
          </table:table-cell>
          <table:table-cell office:value-type="float" office:value="0.100192" calcext:value-type="float">
            <text:p>0.10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</text:p>
          </table:table-cell>
          <table:table-cell office:value-type="float" office:value="0.100192" calcext:value-type="float">
            <text:p>0.10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</text:p>
          </table:table-cell>
          <table:table-cell office:value-type="float" office:value="0.100177" calcext:value-type="float">
            <text:p>0.100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</text:p>
          </table:table-cell>
          <table:table-cell office:value-type="float" office:value="0.100185" calcext:value-type="float">
            <text:p>0.10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</text:p>
          </table:table-cell>
          <table:table-cell office:value-type="float" office:value="0.100174" calcext:value-type="float">
            <text:p>0.10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</text:p>
          </table:table-cell>
          <table:table-cell office:value-type="float" office:value="0.100167" calcext:value-type="float">
            <text:p>0.100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</text:p>
          </table:table-cell>
          <table:table-cell office:value-type="float" office:value="0.100133" calcext:value-type="float">
            <text:p>0.100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</text:p>
          </table:table-cell>
          <table:table-cell office:value-type="float" office:value="0.100165" calcext:value-type="float">
            <text:p>0.10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</text:p>
          </table:table-cell>
          <table:table-cell office:value-type="float" office:value="0.100167" calcext:value-type="float">
            <text:p>0.100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24: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average</text:p>
          </table:table-cell>
          <table:table-cell table:formula="of:=AVERAGE([.C4:.C12])" office:value-type="float" office:value="0.100172444444444" calcext:value-type="float">
            <text:p>0.100172444444444</text:p>
          </table:table-cell>
          <table:table-cell table:number-columns-repeated="4"/>
        </table:table-row>
      </table:table>
      <table:table table:name="sim" table:style-name="ta1">
        <table:shapes>
          <draw:frame draw:z-index="0" draw:style-name="gr1" draw:text-style-name="P1" svg:width="159.99mm" svg:height="89.99mm" svg:x="199.72mm" svg:y="0.21mm">
            <loext:p draw:notify-on-update-of-ranges="sim.C1:sim.C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ce1"/>
        <table:table-column table:style-name="co9" table:default-cell-style-name="ce1"/>
        <table:table-column table:style-name="co1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3:53.544</text:p>
          </table:table-cell>
          <table:table-cell office:value-type="float" office:value="0.100192" calcext:value-type="float">
            <text:p>0.10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lbert/the/alligator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1.974</text:p>
          </table:table-cell>
          <table:table-cell office:value-type="float" office:value="0.100153" calcext:value-type="float">
            <text:p>0.10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3d6f097e-a72b-4b3b-8f1b-28dd267264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1.996</text:p>
          </table:table-cell>
          <table:table-cell office:value-type="float" office:value="0.100176" calcext:value-type="float">
            <text:p>0.10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c1835a49-32d9-41f9-b0f6-cad6d3d766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138</text:p>
          </table:table-cell>
          <table:table-cell office:value-type="float" office:value="0.100135" calcext:value-type="float">
            <text:p>0.10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c038cf95-4388-4573-bcc9-bb7cc197a5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02</text:p>
          </table:table-cell>
          <table:table-cell office:value-type="float" office:value="0.100254" calcext:value-type="float">
            <text:p>0.100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96de19a-6bdb-4b28-9d76-a5948e2401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2</text:p>
          </table:table-cell>
          <table:table-cell office:value-type="float" office:value="0.100178" calcext:value-type="float">
            <text:p>0.100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8af3c591-8b63-493d-9fc2-b5e2c6385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2</text:p>
          </table:table-cell>
          <table:table-cell office:value-type="float" office:value="0.100239" calcext:value-type="float">
            <text:p>0.100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daa8541-8bae-4cb1-91dc-992e0abc54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313</text:p>
          </table:table-cell>
          <table:table-cell office:value-type="float" office:value="0.100242" calcext:value-type="float">
            <text:p>0.100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533175b9-e6c3-4c86-add9-dfb137406c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533</text:p>
          </table:table-cell>
          <table:table-cell office:value-type="float" office:value="0.100148" calcext:value-type="float">
            <text:p>0.100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d9b6880-fba0-40b5-b047-a66bb2bc97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575</text:p>
          </table:table-cell>
          <table:table-cell office:value-type="float" office:value="0.100149" calcext:value-type="float">
            <text:p>0.100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5fd8c28-6881-422d-87a3-4a8bded06e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742</text:p>
          </table:table-cell>
          <table:table-cell office:value-type="float" office:value="0.100246" calcext:value-type="float">
            <text:p>0.100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dbeef2a-ff7b-473d-b93a-205e603e2f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973</text:p>
          </table:table-cell>
          <table:table-cell office:value-type="float" office:value="0.100106" calcext:value-type="float">
            <text:p>0.100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c0bf744-164c-4641-b186-4b4dea4fa6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2.995</text:p>
          </table:table-cell>
          <table:table-cell office:value-type="float" office:value="0.100227" calcext:value-type="float">
            <text:p>0.100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04c2330-194f-4c5c-8710-165619d763c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138</text:p>
          </table:table-cell>
          <table:table-cell office:value-type="float" office:value="0.100149" calcext:value-type="float">
            <text:p>0.100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1b4b1ea3-a327-4ac2-9572-ca88b2f181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02</text:p>
          </table:table-cell>
          <table:table-cell office:value-type="float" office:value="0.100254" calcext:value-type="float">
            <text:p>0.100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8488a067-916b-404d-8a27-83fc41d1df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2</text:p>
          </table:table-cell>
          <table:table-cell office:value-type="float" office:value="0.100182" calcext:value-type="float">
            <text:p>0.100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f5995b49-0463-4ea5-bd13-1334546953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2</text:p>
          </table:table-cell>
          <table:table-cell office:value-type="float" office:value="0.100073" calcext:value-type="float">
            <text:p>0.10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9e08aef-0f80-4d4e-9709-bcaf709432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313</text:p>
          </table:table-cell>
          <table:table-cell office:value-type="float" office:value="0.100115" calcext:value-type="float">
            <text:p>0.100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e4b83f9-243c-46ac-86e6-e6e59933a3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533</text:p>
          </table:table-cell>
          <table:table-cell office:value-type="float" office:value="0.100249" calcext:value-type="float">
            <text:p>0.100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5901a3c-0bbc-4168-b814-688d7e177b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575</text:p>
          </table:table-cell>
          <table:table-cell office:value-type="float" office:value="0.100282" calcext:value-type="float">
            <text:p>0.100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0fac7cb2-7cc0-4f8a-b085-de42ab48c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742</text:p>
          </table:table-cell>
          <table:table-cell office:value-type="float" office:value="0.100229" calcext:value-type="float">
            <text:p>0.100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c2a2558c-1647-437d-862e-212c64631c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972</text:p>
          </table:table-cell>
          <table:table-cell office:value-type="float" office:value="0.100208" calcext:value-type="float">
            <text:p>0.100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2adb39d-b33d-4e11-a24e-ae2f8e7ce5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3.995</text:p>
          </table:table-cell>
          <table:table-cell office:value-type="float" office:value="0.100177" calcext:value-type="float">
            <text:p>0.100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989ae9d-e32e-422b-80e8-24b50b355d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138</text:p>
          </table:table-cell>
          <table:table-cell office:value-type="float" office:value="0.100228" calcext:value-type="float">
            <text:p>0.100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c6ac895-a88c-4300-ae02-b9ba77428a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02</text:p>
          </table:table-cell>
          <table:table-cell office:value-type="float" office:value="0.100157" calcext:value-type="float">
            <text:p>0.100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0004946e-d822-49e9-b781-6954ad2e89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2</text:p>
          </table:table-cell>
          <table:table-cell office:value-type="float" office:value="0.100166" calcext:value-type="float">
            <text:p>0.100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884ea9b-5cfd-456f-b377-01bf1c1974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2</text:p>
          </table:table-cell>
          <table:table-cell office:value-type="float" office:value="0.100159" calcext:value-type="float">
            <text:p>0.100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002cdeb6-d21a-4815-b697-9f50f4ba64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313</text:p>
          </table:table-cell>
          <table:table-cell office:value-type="float" office:value="0.10016" calcext:value-type="float">
            <text:p>0.10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52e602f1-a09a-4759-8f3a-3481ace9d4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533</text:p>
          </table:table-cell>
          <table:table-cell office:value-type="float" office:value="0.100153" calcext:value-type="float">
            <text:p>0.10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84e47b5-a853-4d72-89a4-c20f6a4c0a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575</text:p>
          </table:table-cell>
          <table:table-cell office:value-type="float" office:value="0.10017" calcext:value-type="float">
            <text:p>0.1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6ec1fe2-ab51-41ae-be30-c432a2d59b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742</text:p>
          </table:table-cell>
          <table:table-cell office:value-type="float" office:value="0.100243" calcext:value-type="float">
            <text:p>0.100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5598665-22a2-45f3-851b-6a27c72206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972</text:p>
          </table:table-cell>
          <table:table-cell office:value-type="float" office:value="0.100162" calcext:value-type="float">
            <text:p>0.100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c6fe2fd-5410-4c34-ba34-bf5d4b8c38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4.995</text:p>
          </table:table-cell>
          <table:table-cell office:value-type="float" office:value="0.100172" calcext:value-type="float">
            <text:p>0.10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de2706e-6af7-421c-9aab-0a0eaaa6059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138</text:p>
          </table:table-cell>
          <table:table-cell office:value-type="float" office:value="0.100151" calcext:value-type="float">
            <text:p>0.100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7f4eee8-a2be-4ca6-ad7b-96f5a47dd0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02</text:p>
          </table:table-cell>
          <table:table-cell office:value-type="float" office:value="0.100314" calcext:value-type="float">
            <text:p>0.10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f150feb1-f53a-460e-9a7e-d1fe5c088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2</text:p>
          </table:table-cell>
          <table:table-cell office:value-type="float" office:value="0.100048" calcext:value-type="float">
            <text:p>0.10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6cd20c5-ad46-4f48-a213-62519fbd2f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2</text:p>
          </table:table-cell>
          <table:table-cell office:value-type="float" office:value="0.100191" calcext:value-type="float">
            <text:p>0.100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90262f8-ff57-4c8f-9d19-b64c31170a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313</text:p>
          </table:table-cell>
          <table:table-cell office:value-type="float" office:value="0.100177" calcext:value-type="float">
            <text:p>0.100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e7b6fa5-9ab5-415e-b5e1-9b5142657b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533</text:p>
          </table:table-cell>
          <table:table-cell office:value-type="float" office:value="0.100158" calcext:value-type="float">
            <text:p>0.10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1838891-52f1-486f-9f34-37d73d19cb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575</text:p>
          </table:table-cell>
          <table:table-cell office:value-type="float" office:value="0.100262" calcext:value-type="float">
            <text:p>0.100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6d9a36a-1ded-4844-b036-936a6b21b0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742</text:p>
          </table:table-cell>
          <table:table-cell office:value-type="float" office:value="0.100212" calcext:value-type="float">
            <text:p>0.10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98dacee-7c95-4b21-b181-a9b8a9b473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972</text:p>
          </table:table-cell>
          <table:table-cell office:value-type="float" office:value="0.100158" calcext:value-type="float">
            <text:p>0.10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e8571ce-b6b8-4a73-b396-03e91e02ac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5.994</text:p>
          </table:table-cell>
          <table:table-cell office:value-type="float" office:value="0.100184" calcext:value-type="float">
            <text:p>0.100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4688159-262e-45f5-aa77-9c94c4e056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138</text:p>
          </table:table-cell>
          <table:table-cell office:value-type="float" office:value="0.100155" calcext:value-type="float">
            <text:p>0.100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DFA0495-25BE-4624-ACE9-91B0A28E30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02</text:p>
          </table:table-cell>
          <table:table-cell office:value-type="float" office:value="0.100251" calcext:value-type="float">
            <text:p>0.100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5837bcc-e9e6-4b94-aa33-89a8ceac61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2</text:p>
          </table:table-cell>
          <table:table-cell office:value-type="float" office:value="0.10005" calcext:value-type="float">
            <text:p>0.10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ac88550-3b69-4fec-b544-02a27f1db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2</text:p>
          </table:table-cell>
          <table:table-cell office:value-type="float" office:value="0.100161" calcext:value-type="float">
            <text:p>0.10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c3d0631-2b5e-42cf-97b0-d9d58a9c2f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313</text:p>
          </table:table-cell>
          <table:table-cell office:value-type="float" office:value="0.10014" calcext:value-type="float">
            <text:p>0.10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19a43d0-c700-45cf-a0ad-1c4bdbd0df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533</text:p>
          </table:table-cell>
          <table:table-cell office:value-type="float" office:value="0.10017" calcext:value-type="float">
            <text:p>0.1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3bbcac4-3c47-4528-8f6a-48ce65336c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575</text:p>
          </table:table-cell>
          <table:table-cell office:value-type="float" office:value="0.100248" calcext:value-type="float">
            <text:p>0.10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d2876fc-87fc-4a2a-a801-c53f263455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742</text:p>
          </table:table-cell>
          <table:table-cell office:value-type="float" office:value="0.100236" calcext:value-type="float">
            <text:p>0.100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a31240c-a6e5-4f0f-b53b-2c8146db58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972</text:p>
          </table:table-cell>
          <table:table-cell office:value-type="float" office:value="0.100132" calcext:value-type="float">
            <text:p>0.100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3f07ccb6-d765-4ed2-9746-826fa365ab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6.995</text:p>
          </table:table-cell>
          <table:table-cell office:value-type="float" office:value="0.100197" calcext:value-type="float">
            <text:p>0.100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8318b57f-c1fa-4587-8dbd-2b78cee5d2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138</text:p>
          </table:table-cell>
          <table:table-cell office:value-type="float" office:value="0.100238" calcext:value-type="float">
            <text:p>0.100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dbea38f-9cff-46a3-a72b-0257ea4342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02</text:p>
          </table:table-cell>
          <table:table-cell office:value-type="float" office:value="0.10014" calcext:value-type="float">
            <text:p>0.10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53247334-2635-41ff-abb6-f3ea46363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2</text:p>
          </table:table-cell>
          <table:table-cell office:value-type="float" office:value="0.100056" calcext:value-type="float">
            <text:p>0.10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f6287fa6-fa1d-48cf-99fd-6efa07c99b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1</text:p>
          </table:table-cell>
          <table:table-cell office:value-type="float" office:value="0.100163" calcext:value-type="float">
            <text:p>0.100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d0a6265-cb09-428f-985e-0d3ac628bc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313</text:p>
          </table:table-cell>
          <table:table-cell office:value-type="float" office:value="0.100147" calcext:value-type="float">
            <text:p>0.100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56fcd52-8220-4518-8bc1-67cae4ba1e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533</text:p>
          </table:table-cell>
          <table:table-cell office:value-type="float" office:value="0.10017" calcext:value-type="float">
            <text:p>0.1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507f7977-bbb8-4a4c-bb99-993d6ad075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575</text:p>
          </table:table-cell>
          <table:table-cell office:value-type="float" office:value="0.100206" calcext:value-type="float">
            <text:p>0.100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03dd4e66-1bc8-44a5-bfdc-78015e480e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742</text:p>
          </table:table-cell>
          <table:table-cell office:value-type="float" office:value="0.100218" calcext:value-type="float">
            <text:p>0.100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1bd33e61-7d1b-425e-ab69-f4c7bcb9aa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972</text:p>
          </table:table-cell>
          <table:table-cell office:value-type="float" office:value="0.100157" calcext:value-type="float">
            <text:p>0.100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be9c8af-c56f-46a3-8b37-dde2f1305b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7.995</text:p>
          </table:table-cell>
          <table:table-cell office:value-type="float" office:value="0.100177" calcext:value-type="float">
            <text:p>0.100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377dcd51-0d02-4ba9-9c6e-0dd913c4fa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138</text:p>
          </table:table-cell>
          <table:table-cell office:value-type="float" office:value="0.100104" calcext:value-type="float">
            <text:p>0.100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d6bf0ab-572b-433d-acaf-368f73aa5d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02</text:p>
          </table:table-cell>
          <table:table-cell office:value-type="float" office:value="0.100209" calcext:value-type="float">
            <text:p>0.100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0f06d63-bcd8-4ec5-adf1-68f5603032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2</text:p>
          </table:table-cell>
          <table:table-cell office:value-type="float" office:value="0.100109" calcext:value-type="float">
            <text:p>0.100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5aeadf74-8594-4641-9190-e9886bda6c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2</text:p>
          </table:table-cell>
          <table:table-cell office:value-type="float" office:value="0.100039" calcext:value-type="float">
            <text:p>0.10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782c7cf-8cac-4480-b5c6-31eec51fec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313</text:p>
          </table:table-cell>
          <table:table-cell office:value-type="float" office:value="0.100104" calcext:value-type="float">
            <text:p>0.100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a3d5c3c-d377-4c08-ad35-7e25c23855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533</text:p>
          </table:table-cell>
          <table:table-cell office:value-type="float" office:value="0.100125" calcext:value-type="float">
            <text:p>0.100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8a5545d-9657-40ed-b11f-f4ce70e008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575</text:p>
          </table:table-cell>
          <table:table-cell office:value-type="float" office:value="0.100176" calcext:value-type="float">
            <text:p>0.10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836ddbc-37a7-4248-83bc-e507b2423c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742</text:p>
          </table:table-cell>
          <table:table-cell office:value-type="float" office:value="0.10014" calcext:value-type="float">
            <text:p>0.10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29bf911f-b41e-4b3a-bba9-0178e68571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973</text:p>
          </table:table-cell>
          <table:table-cell office:value-type="float" office:value="0.100142" calcext:value-type="float">
            <text:p>0.100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ec3ae36-6ce9-439d-88f3-05aea8905d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8.995</text:p>
          </table:table-cell>
          <table:table-cell office:value-type="float" office:value="0.100184" calcext:value-type="float">
            <text:p>0.100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f8732d0-1ddf-498e-9dbb-b50a89168f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138</text:p>
          </table:table-cell>
          <table:table-cell office:value-type="float" office:value="0.100239" calcext:value-type="float">
            <text:p>0.100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a7e292d-6435-4ada-90e8-410d3829c3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02</text:p>
          </table:table-cell>
          <table:table-cell office:value-type="float" office:value="0.100157" calcext:value-type="float">
            <text:p>0.100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aa5988b-e45d-438c-8890-19ef561d3a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2</text:p>
          </table:table-cell>
          <table:table-cell office:value-type="float" office:value="0.100108" calcext:value-type="float">
            <text:p>0.100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ee0f839-3e73-4e81-a647-4703ce2d67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2</text:p>
          </table:table-cell>
          <table:table-cell office:value-type="float" office:value="0.100178" calcext:value-type="float">
            <text:p>0.100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2570348-e8f9-4beb-a75e-cecbe4255c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313</text:p>
          </table:table-cell>
          <table:table-cell office:value-type="float" office:value="0.100124" calcext:value-type="float">
            <text:p>0.100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0cc25ad-72b5-4054-a1f6-964e42ab5c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533</text:p>
          </table:table-cell>
          <table:table-cell office:value-type="float" office:value="0.100115" calcext:value-type="float">
            <text:p>0.100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70ea58b-73ef-439a-bb8a-a7bd07901d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575</text:p>
          </table:table-cell>
          <table:table-cell office:value-type="float" office:value="0.100186" calcext:value-type="float">
            <text:p>0.100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c4d693fa-e30b-4b25-b92b-7abc591035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742</text:p>
          </table:table-cell>
          <table:table-cell office:value-type="float" office:value="0.100241" calcext:value-type="float">
            <text:p>0.100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c09bdd4-035f-4dea-b06c-6951a89a55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972</text:p>
          </table:table-cell>
          <table:table-cell office:value-type="float" office:value="0.100154" calcext:value-type="float">
            <text:p>0.10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6269931-07e2-4a24-9516-c92b7297d9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09.995</text:p>
          </table:table-cell>
          <table:table-cell office:value-type="float" office:value="0.100151" calcext:value-type="float">
            <text:p>0.100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203424f-005b-4ef5-9712-904cde06b3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138</text:p>
          </table:table-cell>
          <table:table-cell office:value-type="float" office:value="0.100131" calcext:value-type="float">
            <text:p>0.10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a914ad8e-11a3-459d-9f5a-9d7a9e7302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02</text:p>
          </table:table-cell>
          <table:table-cell office:value-type="float" office:value="0.100179" calcext:value-type="float">
            <text:p>0.100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e14c91b-ac25-4621-95b8-fc6a846324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2</text:p>
          </table:table-cell>
          <table:table-cell office:value-type="float" office:value="0.100147" calcext:value-type="float">
            <text:p>0.100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689aa37f-4003-49df-8f01-6164cbad3b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2</text:p>
          </table:table-cell>
          <table:table-cell office:value-type="float" office:value="0.100154" calcext:value-type="float">
            <text:p>0.10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a59885e-e407-4b33-a938-34c03a185a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313</text:p>
          </table:table-cell>
          <table:table-cell office:value-type="float" office:value="0.10011" calcext:value-type="float">
            <text:p>0.1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f0fc4597-b375-4b26-a8e4-1db9e4edea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533</text:p>
          </table:table-cell>
          <table:table-cell office:value-type="float" office:value="0.100218" calcext:value-type="float">
            <text:p>0.100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fb155151-a57e-4aff-a86f-5090a2f0ed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575</text:p>
          </table:table-cell>
          <table:table-cell office:value-type="float" office:value="0.100251" calcext:value-type="float">
            <text:p>0.100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b188203b-205c-45f2-8dd6-badbcce3f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742</text:p>
          </table:table-cell>
          <table:table-cell office:value-type="float" office:value="0.100147" calcext:value-type="float">
            <text:p>0.100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0643dba3-018c-4756-842a-583429ed7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972</text:p>
          </table:table-cell>
          <table:table-cell office:value-type="float" office:value="0.100158" calcext:value-type="float">
            <text:p>0.10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493b85c-19fd-4947-a0dd-04e0ad34d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0.995</text:p>
          </table:table-cell>
          <table:table-cell office:value-type="float" office:value="0.100174" calcext:value-type="float">
            <text:p>0.10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90c2d00f-d36a-424b-b425-692a357c5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138</text:p>
          </table:table-cell>
          <table:table-cell office:value-type="float" office:value="0.100242" calcext:value-type="float">
            <text:p>0.100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dea78fc4-f45f-4e90-9948-94ad2885f7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02</text:p>
          </table:table-cell>
          <table:table-cell office:value-type="float" office:value="0.100095" calcext:value-type="float">
            <text:p>0.100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1b649ea1-a8f5-4e74-a129-2912bab756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2</text:p>
          </table:table-cell>
          <table:table-cell office:value-type="float" office:value="0.100081" calcext:value-type="float">
            <text:p>0.100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1170ede8-0fca-4ccb-8a86-8607717030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2</text:p>
          </table:table-cell>
          <table:table-cell office:value-type="float" office:value="0.100084" calcext:value-type="float">
            <text:p>0.10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7e4bd3f5-22c2-46bb-9da8-326c643c78d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313</text:p>
          </table:table-cell>
          <table:table-cell office:value-type="float" office:value="0.100087" calcext:value-type="float">
            <text:p>0.100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302cabb9-7861-453a-bb26-eb8ef32a56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533</text:p>
          </table:table-cell>
          <table:table-cell office:value-type="float" office:value="0.100226" calcext:value-type="float">
            <text:p>0.100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4e7849c0-1a79-4c0c-82bf-1186476d09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24:11.575</text:p>
          </table:table-cell>
          <table:table-cell office:value-type="float" office:value="0.100257" calcext:value-type="float">
            <text:p>0.100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/e15b05db-446a-44ed-8f8b-de8964839f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</table:table>
      <table:table table:name="consolidated" table:style-name="ta1">
        <table:shapes>
          <draw:frame draw:z-index="0" draw:style-name="gr1" draw:text-style-name="P1" svg:width="159.99mm" svg:height="89.99mm" svg:x="164.73mm" svg:y="0.74mm">
            <loext:p draw:notify-on-update-of-ranges="consolidated.G1:consolidated.G1 consolidated.G2:consolidated.G107 consolidated.C1:consolidated.C1 consolidated.C2:consolidated.C107 consolidated.G1:consolidated.G1 consolidated.G2:consolidated.G107 consolidated.D1:consolidated.D1 consolidated.D2:consolidated.D10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65.28mm" svg:y="92.1mm">
            <loext:p draw:notify-on-update-of-ranges="consolidated.G1:consolidated.G1 consolidated.G2:consolidated.G133 consolidated.C1:consolidated.C1 consolidated.C2:consolidated.C133 consolidated.G1:consolidated.G1 consolidated.G2:consolidated.G133 consolidated.D1:consolidated.D1 consolidated.D2:consolidated.D13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7" table:number-columns-repeated="5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0</text:p>
          </table:table-cell>
          <table:table-cell office:value-type="float" office:value="0.101544" calcext:value-type="float">
            <text:p>0.10154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1</text:p>
          </table:table-cell>
          <table:table-cell office:value-type="float" office:value="0.101343" calcext:value-type="float">
            <text:p>0.10134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3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4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5</text:p>
          </table:table-cell>
          <table:table-cell office:value-type="float" office:value="0.101477" calcext:value-type="float">
            <text:p>0.101477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6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7</text:p>
          </table:table-cell>
          <table:table-cell office:value-type="float" office:value="0.101435" calcext:value-type="float">
            <text:p>0.10143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8</text:p>
          </table:table-cell>
          <table:table-cell office:value-type="float" office:value="0.101588" calcext:value-type="float">
            <text:p>0.10158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9</text:p>
          </table:table-cell>
          <table:table-cell office:value-type="float" office:value="0.101406" calcext:value-type="float">
            <text:p>0.1014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0</text:p>
          </table:table-cell>
          <table:table-cell office:value-type="float" office:value="0.101448" calcext:value-type="float">
            <text:p>0.10144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1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2</text:p>
          </table:table-cell>
          <table:table-cell office:value-type="float" office:value="0.101314" calcext:value-type="float">
            <text:p>0.101314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3</text:p>
          </table:table-cell>
          <table:table-cell office:value-type="float" office:value="0.101423" calcext:value-type="float">
            <text:p>0.10142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4</text:p>
          </table:table-cell>
          <table:table-cell office:value-type="float" office:value="0.101212" calcext:value-type="float">
            <text:p>0.1012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5</text:p>
          </table:table-cell>
          <table:table-cell office:value-type="float" office:value="0.101322" calcext:value-type="float">
            <text:p>0.10132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6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7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8</text:p>
          </table:table-cell>
          <table:table-cell office:value-type="float" office:value="0.101359" calcext:value-type="float">
            <text:p>0.10135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9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0</text:p>
          </table:table-cell>
          <table:table-cell office:value-type="float" office:value="0.101389" calcext:value-type="float">
            <text:p>0.10138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1</text:p>
          </table:table-cell>
          <table:table-cell office:value-type="float" office:value="0.101317" calcext:value-type="float">
            <text:p>0.10131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2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3</text:p>
          </table:table-cell>
          <table:table-cell office:value-type="float" office:value="0.101257" calcext:value-type="float">
            <text:p>0.10125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4</text:p>
          </table:table-cell>
          <table:table-cell office:value-type="float" office:value="0.101274" calcext:value-type="float">
            <text:p>0.1012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5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6</text:p>
          </table:table-cell>
          <table:table-cell office:value-type="float" office:value="0.101283" calcext:value-type="float">
            <text:p>0.10128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7</text:p>
          </table:table-cell>
          <table:table-cell office:value-type="float" office:value="0.101294" calcext:value-type="float">
            <text:p>0.10129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8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9</text:p>
          </table:table-cell>
          <table:table-cell office:value-type="float" office:value="0.101299" calcext:value-type="float">
            <text:p>0.1012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0</text:p>
          </table:table-cell>
          <table:table-cell office:value-type="float" office:value="0.101261" calcext:value-type="float">
            <text:p>0.10126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1</text:p>
          </table:table-cell>
          <table:table-cell office:value-type="float" office:value="0.101236" calcext:value-type="float">
            <text:p>0.10123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2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3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4</text:p>
          </table:table-cell>
          <table:table-cell office:value-type="float" office:value="0.101221" calcext:value-type="float">
            <text:p>0.10122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5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6</text:p>
          </table:table-cell>
          <table:table-cell office:value-type="float" office:value="0.101228" calcext:value-type="float">
            <text:p>0.10122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7</text:p>
          </table:table-cell>
          <table:table-cell office:value-type="float" office:value="0.101259" calcext:value-type="float">
            <text:p>0.10125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8</text:p>
          </table:table-cell>
          <table:table-cell office:value-type="float" office:value="0.101282" calcext:value-type="float">
            <text:p>0.1012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9</text:p>
          </table:table-cell>
          <table:table-cell office:value-type="float" office:value="0.101286" calcext:value-type="float">
            <text:p>0.10128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0</text:p>
          </table:table-cell>
          <table:table-cell office:value-type="float" office:value="0.101198" calcext:value-type="float">
            <text:p>0.10119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1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2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3</text:p>
          </table:table-cell>
          <table:table-cell office:value-type="float" office:value="0.101198" calcext:value-type="float">
            <text:p>0.10119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4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5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6</text:p>
          </table:table-cell>
          <table:table-cell office:value-type="float" office:value="0.101234" calcext:value-type="float">
            <text:p>0.10123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7</text:p>
          </table:table-cell>
          <table:table-cell office:value-type="float" office:value="0.101294" calcext:value-type="float">
            <text:p>0.10129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8</text:p>
          </table:table-cell>
          <table:table-cell office:value-type="float" office:value="0.101248" calcext:value-type="float">
            <text:p>0.10124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9</text:p>
          </table:table-cell>
          <table:table-cell office:value-type="float" office:value="0.101211" calcext:value-type="float">
            <text:p>0.10121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0</text:p>
          </table:table-cell>
          <table:table-cell office:value-type="float" office:value="0.101241" calcext:value-type="float">
            <text:p>0.1012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2</text:p>
          </table:table-cell>
          <table:table-cell office:value-type="float" office:value="0.101177" calcext:value-type="float">
            <text:p>0.10117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3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4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5</text:p>
          </table:table-cell>
          <table:table-cell office:value-type="float" office:value="0.101139" calcext:value-type="float">
            <text:p>0.1011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6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7</text:p>
          </table:table-cell>
          <table:table-cell office:value-type="float" office:value="0.101196" calcext:value-type="float">
            <text:p>0.10119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8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9</text:p>
          </table:table-cell>
          <table:table-cell office:value-type="float" office:value="0.10113" calcext:value-type="float">
            <text:p>0.1011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0</text:p>
          </table:table-cell>
          <table:table-cell office:value-type="float" office:value="0.101158" calcext:value-type="float">
            <text:p>0.1011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1</text:p>
          </table:table-cell>
          <table:table-cell office:value-type="float" office:value="0.101113" calcext:value-type="float">
            <text:p>0.10111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2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3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4</text:p>
          </table:table-cell>
          <table:table-cell office:value-type="float" office:value="0.101141" calcext:value-type="float">
            <text:p>0.1011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5</text:p>
          </table:table-cell>
          <table:table-cell office:value-type="float" office:value="0.101168" calcext:value-type="float">
            <text:p>0.10116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6</text:p>
          </table:table-cell>
          <table:table-cell office:value-type="float" office:value="0.101241" calcext:value-type="float">
            <text:p>0.1012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7</text:p>
          </table:table-cell>
          <table:table-cell office:value-type="float" office:value="0.101193" calcext:value-type="float">
            <text:p>0.10119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8</text:p>
          </table:table-cell>
          <table:table-cell office:value-type="float" office:value="0.101162" calcext:value-type="float">
            <text:p>0.10116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9</text:p>
          </table:table-cell>
          <table:table-cell office:value-type="float" office:value="0.101164" calcext:value-type="float">
            <text:p>0.1011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30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31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18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19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0</text:p>
          </table:table-cell>
          <table:table-cell office:value-type="float" office:value="0.100871" calcext:value-type="float">
            <text:p>0.10087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1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2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3</text:p>
          </table:table-cell>
          <table:table-cell office:value-type="float" office:value="0.100858" calcext:value-type="float">
            <text:p>0.1008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4</text:p>
          </table:table-cell>
          <table:table-cell office:value-type="float" office:value="0.100836" calcext:value-type="float">
            <text:p>0.10083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6</text:p>
          </table:table-cell>
          <table:table-cell office:value-type="float" office:value="0.100923" calcext:value-type="float">
            <text:p>0.10092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7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8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9</text:p>
          </table:table-cell>
          <table:table-cell office:value-type="float" office:value="0.100888" calcext:value-type="float">
            <text:p>0.100888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0</text:p>
          </table:table-cell>
          <table:table-cell office:value-type="float" office:value="0.100862" calcext:value-type="float">
            <text:p>0.10086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2</text:p>
          </table:table-cell>
          <table:table-cell office:value-type="float" office:value="0.100951" calcext:value-type="float">
            <text:p>0.10095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3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0</text:p>
          </table:table-cell>
          <table:table-cell office:value-type="float" office:value="0.101215" calcext:value-type="float">
            <text:p>0.101215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1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2</text:p>
          </table:table-cell>
          <table:table-cell office:value-type="float" office:value="0.101034" calcext:value-type="float">
            <text:p>0.10103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3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4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5</text:p>
          </table:table-cell>
          <table:table-cell office:value-type="float" office:value="0.101037" calcext:value-type="float">
            <text:p>0.101037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6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7</text:p>
          </table:table-cell>
          <table:table-cell office:value-type="float" office:value="0.101097" calcext:value-type="float">
            <text:p>0.101097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8</text:p>
          </table:table-cell>
          <table:table-cell office:value-type="float" office:value="0.101216" calcext:value-type="float">
            <text:p>0.101216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4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5</text:p>
          </table:table-cell>
          <table:table-cell office:value-type="float" office:value="0.102748" calcext:value-type="float">
            <text:p>0.102748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6</text:p>
          </table:table-cell>
          <table:table-cell office:value-type="float" office:value="0.103361" calcext:value-type="float">
            <text:p>0.103361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7</text:p>
          </table:table-cell>
          <table:table-cell office:value-type="float" office:value="0.103916" calcext:value-type="float">
            <text:p>0.103916</text:p>
          </table:table-cell>
          <table:table-cell office:value-type="float" office:value="0.000014" calcext:value-type="float">
            <text:p>1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8</text:p>
          </table:table-cell>
          <table:table-cell office:value-type="float" office:value="0.104261" calcext:value-type="float">
            <text:p>0.104261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9</text:p>
          </table:table-cell>
          <table:table-cell office:value-type="float" office:value="0.103456" calcext:value-type="float">
            <text:p>0.103456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0</text:p>
          </table:table-cell>
          <table:table-cell office:value-type="float" office:value="0.103751" calcext:value-type="float">
            <text:p>0.103751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1</text:p>
          </table:table-cell>
          <table:table-cell office:value-type="float" office:value="0.102792" calcext:value-type="float">
            <text:p>0.10279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2</text:p>
          </table:table-cell>
          <table:table-cell office:value-type="float" office:value="0.103305" calcext:value-type="float">
            <text:p>0.103305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6</text:p>
          </table:table-cell>
          <table:table-cell office:value-type="float" office:value="0.726982" calcext:value-type="float">
            <text:p>0.726982</text:p>
          </table:table-cell>
          <table:table-cell office:value-type="float" office:value="0.000054" calcext:value-type="float">
            <text:p>5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7</text:p>
          </table:table-cell>
          <table:table-cell office:value-type="float" office:value="2.505255" calcext:value-type="float">
            <text:p>2.505255</text:p>
          </table:table-cell>
          <table:table-cell office:value-type="float" office:value="0.100918" calcext:value-type="float">
            <text:p>0.100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8</text:p>
          </table:table-cell>
          <table:table-cell office:value-type="float" office:value="21.726756" calcext:value-type="float">
            <text:p>21.726756</text:p>
          </table:table-cell>
          <table:table-cell office:value-type="float" office:value="0.003115" calcext:value-type="float">
            <text:p>0.00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1</text:p>
          </table:table-cell>
          <table:table-cell office:value-type="float" office:value="26.271775" calcext:value-type="float">
            <text:p>26.271775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5</text:p>
          </table:table-cell>
          <table:table-cell office:value-type="float" office:value="9.564342" calcext:value-type="float">
            <text:p>9.564342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6</text:p>
          </table:table-cell>
          <table:table-cell office:value-type="float" office:value="11.104161" calcext:value-type="float">
            <text:p>11.104161</text:p>
          </table:table-cell>
          <table:table-cell office:value-type="float" office:value="0.000257" calcext:value-type="float">
            <text:p>0.00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7</text:p>
          </table:table-cell>
          <table:table-cell office:value-type="float" office:value="29.006741" calcext:value-type="float">
            <text:p>29.006741</text:p>
          </table:table-cell>
          <table:table-cell office:value-type="float" office:value="0.012438" calcext:value-type="float">
            <text:p>0.01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8</text:p>
          </table:table-cell>
          <table:table-cell office:value-type="float" office:value="20.833073" calcext:value-type="float">
            <text:p>20.833073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9</text:p>
          </table:table-cell>
          <table:table-cell office:value-type="float" office:value="28.053018" calcext:value-type="float">
            <text:p>28.053018</text:p>
          </table:table-cell>
          <table:table-cell office:value-type="float" office:value="0.004134" calcext:value-type="float">
            <text:p>0.00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0</text:p>
          </table:table-cell>
          <table:table-cell office:value-type="float" office:value="66.936076" calcext:value-type="float">
            <text:p>66.93607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1</text:p>
          </table:table-cell>
          <table:table-cell office:value-type="float" office:value="55.380964" calcext:value-type="float">
            <text:p>55.3809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2</text:p>
          </table:table-cell>
          <table:table-cell office:value-type="float" office:value="46.025419" calcext:value-type="float">
            <text:p>46.025419</text:p>
          </table:table-cell>
          <table:table-cell office:value-type="float" office:value="0.000726" calcext:value-type="float">
            <text:p>0.00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3</text:p>
          </table:table-cell>
          <table:table-cell office:value-type="float" office:value="46.783278" calcext:value-type="float">
            <text:p>46.783278</text:p>
          </table:table-cell>
          <table:table-cell office:value-type="float" office:value="0.001692" calcext:value-type="float">
            <text:p>0.00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4</text:p>
          </table:table-cell>
          <table:table-cell office:value-type="float" office:value="114.479794" calcext:value-type="float">
            <text:p>114.47979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5</text:p>
          </table:table-cell>
          <table:table-cell office:value-type="float" office:value="130.535049" calcext:value-type="float">
            <text:p>130.53504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50</text:p>
          </table:table-cell>
          <table:table-cell office:value-type="float" office:value="120.251" calcext:value-type="float">
            <text:p>120.25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1</text:p>
          </table:table-cell>
          <table:table-cell office:value-type="float" office:value="80.347479" calcext:value-type="float">
            <text:p>80.34747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4</text:p>
          </table:table-cell>
          <table:table-cell office:value-type="float" office:value="112.916919" calcext:value-type="float">
            <text:p>112.91691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5</text:p>
          </table:table-cell>
          <table:table-cell office:value-type="float" office:value="112.804186" calcext:value-type="float">
            <text:p>112.80418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21</text:p>
          </table:table-cell>
          <table:table-cell office:value-type="float" office:value="106.196508" calcext:value-type="float">
            <text:p>106.196508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36</text:p>
          </table:table-cell>
          <table:table-cell office:value-type="float" office:value="88.068239" calcext:value-type="float">
            <text:p>88.06823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37</text:p>
          </table:table-cell>
          <table:table-cell office:value-type="float" office:value="91.068019" calcext:value-type="float">
            <text:p>91.06801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44</text:p>
          </table:table-cell>
          <table:table-cell office:value-type="float" office:value="84.182426" calcext:value-type="float">
            <text:p>84.18242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6:07</text:p>
          </table:table-cell>
          <table:table-cell office:value-type="float" office:value="61.398113" calcext:value-type="float">
            <text:p>61.39811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6:25</text:p>
          </table:table-cell>
          <table:table-cell office:value-type="float" office:value="43.576525" calcext:value-type="float">
            <text:p>43.5765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progress" table:style-name="ta1">
        <table:shapes>
          <draw:frame draw:z-index="0" draw:style-name="gr1" draw:text-style-name="P1" svg:width="159.99mm" svg:height="89.99mm" svg:x="120.26mm" svg:y="1mm">
            <loext:p draw:notify-on-update-of-ranges="progress.G2:progress.G75 progress.C1:progress.C1 progress.C2:progress.C75 progress.G2:progress.G75 progress.D1:progress.D1 progress.D2:progress.D7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19</text:p>
          </table:table-cell>
          <table:table-cell office:value-type="float" office:value="0.102378" calcext:value-type="float">
            <text:p>0.102378</text:p>
          </table:table-cell>
          <table:table-cell office:value-type="float" office:value="0.000029" calcext:value-type="float">
            <text:p>2.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0</text:p>
          </table:table-cell>
          <table:table-cell office:value-type="float" office:value="0.101544" calcext:value-type="float">
            <text:p>0.10154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1</text:p>
          </table:table-cell>
          <table:table-cell office:value-type="float" office:value="0.101343" calcext:value-type="float">
            <text:p>0.10134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3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4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5</text:p>
          </table:table-cell>
          <table:table-cell office:value-type="float" office:value="0.101477" calcext:value-type="float">
            <text:p>0.101477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6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7</text:p>
          </table:table-cell>
          <table:table-cell office:value-type="float" office:value="0.101435" calcext:value-type="float">
            <text:p>0.10143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8</text:p>
          </table:table-cell>
          <table:table-cell office:value-type="float" office:value="0.101588" calcext:value-type="float">
            <text:p>0.10158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29</text:p>
          </table:table-cell>
          <table:table-cell office:value-type="float" office:value="0.101406" calcext:value-type="float">
            <text:p>0.1014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0</text:p>
          </table:table-cell>
          <table:table-cell office:value-type="float" office:value="0.101448" calcext:value-type="float">
            <text:p>0.10144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1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2</text:p>
          </table:table-cell>
          <table:table-cell office:value-type="float" office:value="0.101314" calcext:value-type="float">
            <text:p>0.101314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3</text:p>
          </table:table-cell>
          <table:table-cell office:value-type="float" office:value="0.101423" calcext:value-type="float">
            <text:p>0.10142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4</text:p>
          </table:table-cell>
          <table:table-cell office:value-type="float" office:value="0.101212" calcext:value-type="float">
            <text:p>0.1012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5</text:p>
          </table:table-cell>
          <table:table-cell office:value-type="float" office:value="0.101322" calcext:value-type="float">
            <text:p>0.10132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6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7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8</text:p>
          </table:table-cell>
          <table:table-cell office:value-type="float" office:value="0.101359" calcext:value-type="float">
            <text:p>0.10135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39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0</text:p>
          </table:table-cell>
          <table:table-cell office:value-type="float" office:value="0.101389" calcext:value-type="float">
            <text:p>0.10138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1</text:p>
          </table:table-cell>
          <table:table-cell office:value-type="float" office:value="0.101317" calcext:value-type="float">
            <text:p>0.10131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2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3</text:p>
          </table:table-cell>
          <table:table-cell office:value-type="float" office:value="0.101257" calcext:value-type="float">
            <text:p>0.10125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4</text:p>
          </table:table-cell>
          <table:table-cell office:value-type="float" office:value="0.101274" calcext:value-type="float">
            <text:p>0.1012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5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6</text:p>
          </table:table-cell>
          <table:table-cell office:value-type="float" office:value="0.101283" calcext:value-type="float">
            <text:p>0.10128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7</text:p>
          </table:table-cell>
          <table:table-cell office:value-type="float" office:value="0.101294" calcext:value-type="float">
            <text:p>0.10129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8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49</text:p>
          </table:table-cell>
          <table:table-cell office:value-type="float" office:value="0.101299" calcext:value-type="float">
            <text:p>0.10129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0</text:p>
          </table:table-cell>
          <table:table-cell office:value-type="float" office:value="0.101261" calcext:value-type="float">
            <text:p>0.10126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1</text:p>
          </table:table-cell>
          <table:table-cell office:value-type="float" office:value="0.101236" calcext:value-type="float">
            <text:p>0.10123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2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3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4</text:p>
          </table:table-cell>
          <table:table-cell office:value-type="float" office:value="0.101221" calcext:value-type="float">
            <text:p>0.10122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5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6</text:p>
          </table:table-cell>
          <table:table-cell office:value-type="float" office:value="0.101228" calcext:value-type="float">
            <text:p>0.10122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7</text:p>
          </table:table-cell>
          <table:table-cell office:value-type="float" office:value="0.101259" calcext:value-type="float">
            <text:p>0.10125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8</text:p>
          </table:table-cell>
          <table:table-cell office:value-type="float" office:value="0.101282" calcext:value-type="float">
            <text:p>0.1012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5:59</text:p>
          </table:table-cell>
          <table:table-cell office:value-type="float" office:value="0.101286" calcext:value-type="float">
            <text:p>0.10128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0</text:p>
          </table:table-cell>
          <table:table-cell office:value-type="float" office:value="0.101198" calcext:value-type="float">
            <text:p>0.10119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1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2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3</text:p>
          </table:table-cell>
          <table:table-cell office:value-type="float" office:value="0.101198" calcext:value-type="float">
            <text:p>0.10119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4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5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6</text:p>
          </table:table-cell>
          <table:table-cell office:value-type="float" office:value="0.101234" calcext:value-type="float">
            <text:p>0.10123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7</text:p>
          </table:table-cell>
          <table:table-cell office:value-type="float" office:value="0.101294" calcext:value-type="float">
            <text:p>0.10129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8</text:p>
          </table:table-cell>
          <table:table-cell office:value-type="float" office:value="0.101248" calcext:value-type="float">
            <text:p>0.10124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09</text:p>
          </table:table-cell>
          <table:table-cell office:value-type="float" office:value="0.101211" calcext:value-type="float">
            <text:p>0.10121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0</text:p>
          </table:table-cell>
          <table:table-cell office:value-type="float" office:value="0.101241" calcext:value-type="float">
            <text:p>0.1012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2</text:p>
          </table:table-cell>
          <table:table-cell office:value-type="float" office:value="0.101177" calcext:value-type="float">
            <text:p>0.10117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3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4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5</text:p>
          </table:table-cell>
          <table:table-cell office:value-type="float" office:value="0.101139" calcext:value-type="float">
            <text:p>0.10113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6</text:p>
          </table:table-cell>
          <table:table-cell office:value-type="float" office:value="0.101181" calcext:value-type="float">
            <text:p>0.10118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7</text:p>
          </table:table-cell>
          <table:table-cell office:value-type="float" office:value="0.101196" calcext:value-type="float">
            <text:p>0.10119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8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19</text:p>
          </table:table-cell>
          <table:table-cell office:value-type="float" office:value="0.10113" calcext:value-type="float">
            <text:p>0.1011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0</text:p>
          </table:table-cell>
          <table:table-cell office:value-type="float" office:value="0.101158" calcext:value-type="float">
            <text:p>0.1011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1</text:p>
          </table:table-cell>
          <table:table-cell office:value-type="float" office:value="0.101113" calcext:value-type="float">
            <text:p>0.10111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2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3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4</text:p>
          </table:table-cell>
          <table:table-cell office:value-type="float" office:value="0.101141" calcext:value-type="float">
            <text:p>0.1011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5</text:p>
          </table:table-cell>
          <table:table-cell office:value-type="float" office:value="0.101168" calcext:value-type="float">
            <text:p>0.10116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6</text:p>
          </table:table-cell>
          <table:table-cell office:value-type="float" office:value="0.101241" calcext:value-type="float">
            <text:p>0.1012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7</text:p>
          </table:table-cell>
          <table:table-cell office:value-type="float" office:value="0.101193" calcext:value-type="float">
            <text:p>0.10119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8</text:p>
          </table:table-cell>
          <table:table-cell office:value-type="float" office:value="0.101162" calcext:value-type="float">
            <text:p>0.10116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29</text:p>
          </table:table-cell>
          <table:table-cell office:value-type="float" office:value="0.101164" calcext:value-type="float">
            <text:p>0.1011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30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31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46:3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progress_2" table:style-name="ta1">
        <table:shapes>
          <draw:frame draw:z-index="0" draw:style-name="gr1" draw:text-style-name="P1" svg:width="159.99mm" svg:height="89.99mm" svg:x="120.26mm" svg:y="1mm">
            <loext:p draw:notify-on-update-of-ranges="progress_2.G2:progress_2.G19 progress_2.C1:progress_2.C1 progress_2.C2:progress_2.C19 progress_2.G2:progress_2.G19 progress_2.D1:progress_2.D1 progress_2.D2:progress_2.D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55:17</text:p>
          </table:table-cell>
          <table:table-cell office:value-type="float" office:value="0.101244" calcext:value-type="float">
            <text:p>0.10124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18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19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0</text:p>
          </table:table-cell>
          <table:table-cell office:value-type="float" office:value="0.100871" calcext:value-type="float">
            <text:p>0.10087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1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2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3</text:p>
          </table:table-cell>
          <table:table-cell office:value-type="float" office:value="0.100858" calcext:value-type="float">
            <text:p>0.1008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4</text:p>
          </table:table-cell>
          <table:table-cell office:value-type="float" office:value="0.100836" calcext:value-type="float">
            <text:p>0.10083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6</text:p>
          </table:table-cell>
          <table:table-cell office:value-type="float" office:value="0.100923" calcext:value-type="float">
            <text:p>0.10092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7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8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29</text:p>
          </table:table-cell>
          <table:table-cell office:value-type="float" office:value="0.100888" calcext:value-type="float">
            <text:p>0.100888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0</text:p>
          </table:table-cell>
          <table:table-cell office:value-type="float" office:value="0.100862" calcext:value-type="float">
            <text:p>0.10086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2</text:p>
          </table:table-cell>
          <table:table-cell office:value-type="float" office:value="0.100951" calcext:value-type="float">
            <text:p>0.10095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6:55:33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collapse">
          <table:table-cell office:value-type="string" calcext:value-type="string">
            <text:p>2017-12-30</text:p>
          </table:table-cell>
          <table:table-cell office:value-type="string" calcext:value-type="string">
            <text:p>16:55:34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loadgen_2" table:style-name="ta1"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1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2</text:p>
          </table:table-cell>
          <table:table-cell office:value-type="float" office:value="0.100881" calcext:value-type="float">
            <text:p>0.100881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3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4</text:p>
          </table:table-cell>
          <table:table-cell office:value-type="float" office:value="0.10097" calcext:value-type="float">
            <text:p>0.1009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5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6</text:p>
          </table:table-cell>
          <table:table-cell office:value-type="float" office:value="0.100843" calcext:value-type="float">
            <text:p>0.10084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7</text:p>
          </table:table-cell>
          <table:table-cell office:value-type="float" office:value="0.100875" calcext:value-type="float">
            <text:p>0.100875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8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7:14:49</text:p>
          </table:table-cell>
          <table:table-cell office:value-type="float" office:value="0.100841" calcext:value-type="float">
            <text:p>0.10084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loadgen_3" table:style-name="ta1"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19</text:p>
          </table:table-cell>
          <table:table-cell office:value-type="float" office:value="0.104887" calcext:value-type="float">
            <text:p>0.104887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0</text:p>
          </table:table-cell>
          <table:table-cell office:value-type="float" office:value="0.101215" calcext:value-type="float">
            <text:p>0.101215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1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2</text:p>
          </table:table-cell>
          <table:table-cell office:value-type="float" office:value="0.101034" calcext:value-type="float">
            <text:p>0.10103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3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4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5</text:p>
          </table:table-cell>
          <table:table-cell office:value-type="float" office:value="0.101037" calcext:value-type="float">
            <text:p>0.101037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6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7</text:p>
          </table:table-cell>
          <table:table-cell office:value-type="float" office:value="0.101097" calcext:value-type="float">
            <text:p>0.101097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8</text:p>
          </table:table-cell>
          <table:table-cell office:value-type="float" office:value="0.101216" calcext:value-type="float">
            <text:p>0.101216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8:26:29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loadgen_4" table:style-name="ta1"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3</text:p>
          </table:table-cell>
          <table:table-cell office:value-type="float" office:value="0.120178" calcext:value-type="float">
            <text:p>0.120178</text:p>
          </table:table-cell>
          <table:table-cell office:value-type="float" office:value="0.000022" calcext:value-type="float">
            <text:p>2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4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5</text:p>
          </table:table-cell>
          <table:table-cell office:value-type="float" office:value="0.102748" calcext:value-type="float">
            <text:p>0.102748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6</text:p>
          </table:table-cell>
          <table:table-cell office:value-type="float" office:value="0.103361" calcext:value-type="float">
            <text:p>0.103361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7</text:p>
          </table:table-cell>
          <table:table-cell office:value-type="float" office:value="0.103916" calcext:value-type="float">
            <text:p>0.103916</text:p>
          </table:table-cell>
          <table:table-cell office:value-type="float" office:value="0.000014" calcext:value-type="float">
            <text:p>1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8</text:p>
          </table:table-cell>
          <table:table-cell office:value-type="float" office:value="0.104261" calcext:value-type="float">
            <text:p>0.104261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29</text:p>
          </table:table-cell>
          <table:table-cell office:value-type="float" office:value="0.103456" calcext:value-type="float">
            <text:p>0.103456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0</text:p>
          </table:table-cell>
          <table:table-cell office:value-type="float" office:value="0.103751" calcext:value-type="float">
            <text:p>0.103751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1</text:p>
          </table:table-cell>
          <table:table-cell office:value-type="float" office:value="0.102792" calcext:value-type="float">
            <text:p>0.10279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2</text:p>
          </table:table-cell>
          <table:table-cell office:value-type="float" office:value="0.103305" calcext:value-type="float">
            <text:p>0.103305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30:3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loadgen_5" table:style-name="ta1"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2</text:p>
          </table:table-cell>
          <table:table-cell office:value-type="float" office:value="0.272003" calcext:value-type="float">
            <text:p>0.272003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3</text:p>
          </table:table-cell>
          <table:table-cell office:value-type="float" office:value="0.114352" calcext:value-type="float">
            <text:p>0.114352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4</text:p>
          </table:table-cell>
          <table:table-cell office:value-type="float" office:value="0.113185" calcext:value-type="float">
            <text:p>0.113185</text:p>
          </table:table-cell>
          <table:table-cell office:value-type="float" office:value="0.000014" calcext:value-type="float">
            <text:p>1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5</text:p>
          </table:table-cell>
          <table:table-cell office:value-type="float" office:value="0.109518" calcext:value-type="float">
            <text:p>0.109518</text:p>
          </table:table-cell>
          <table:table-cell office:value-type="float" office:value="0.000021" calcext:value-type="float">
            <text:p>2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6</text:p>
          </table:table-cell>
          <table:table-cell office:value-type="float" office:value="0.108256" calcext:value-type="float">
            <text:p>0.108256</text:p>
          </table:table-cell>
          <table:table-cell office:value-type="float" office:value="0.000021" calcext:value-type="float">
            <text:p>2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7</text:p>
          </table:table-cell>
          <table:table-cell office:value-type="float" office:value="0.106625" calcext:value-type="float">
            <text:p>0.106625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8</text:p>
          </table:table-cell>
          <table:table-cell office:value-type="float" office:value="0.114995" calcext:value-type="float">
            <text:p>0.114995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39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40</text:p>
          </table:table-cell>
          <table:table-cell office:value-type="float" office:value="0.10947" calcext:value-type="float">
            <text:p>0.10947</text:p>
          </table:table-cell>
          <table:table-cell office:value-type="float" office:value="0.000013" calcext:value-type="float">
            <text:p>1.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2:4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loadgen_6" table:style-name="ta1">
        <table:shapes>
          <draw:frame draw:z-index="0" draw:style-name="gr1" draw:text-style-name="P1" svg:width="159.99mm" svg:height="89.99mm" svg:x="123.7mm" svg:y="1mm">
            <loext:p draw:notify-on-update-of-ranges="loadgen_6.G2:loadgen_6.G28 loadgen_6.C1:loadgen_6.C1 loadgen_6.C2:loadgen_6.C28 loadgen_6.G2:loadgen_6.G28 loadgen_6.D1:loadgen_6.D1 loadgen_6.D2:loadgen_6.D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84.18mm" svg:y="97.5mm">
            <loext:p draw:notify-on-update-of-ranges="loadgen_6.C1:loadgen_6.C1 loadgen_6.C2:loadgen_6.C28 loadgen_6.D1:loadgen_6.D1 loadgen_6.D2:loadgen_6.D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25.18mm" svg:y="97.5mm">
            <loext:p draw:notify-on-update-of-ranges="loadgen_6.G1:loadgen_6.G1 loadgen_6.G2:loadgen_6.G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6" table:default-cell-style-name="ce1"/>
        <table:table-column table:style-name="co17" table:default-cell-style-name="ce1"/>
        <table:table-column table:style-name="co2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5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000169" calcext:value-type="float">
            <text:p>0.00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6</text:p>
          </table:table-cell>
          <table:table-cell office:value-type="float" office:value="0.726982" calcext:value-type="float">
            <text:p>0.726982</text:p>
          </table:table-cell>
          <table:table-cell office:value-type="float" office:value="0.000054" calcext:value-type="float">
            <text:p>5.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7</text:p>
          </table:table-cell>
          <table:table-cell office:value-type="float" office:value="2.505255" calcext:value-type="float">
            <text:p>2.505255</text:p>
          </table:table-cell>
          <table:table-cell office:value-type="float" office:value="0.100918" calcext:value-type="float">
            <text:p>0.100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08</text:p>
          </table:table-cell>
          <table:table-cell office:value-type="float" office:value="21.726756" calcext:value-type="float">
            <text:p>21.726756</text:p>
          </table:table-cell>
          <table:table-cell office:value-type="float" office:value="0.003115" calcext:value-type="float">
            <text:p>0.00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1</text:p>
          </table:table-cell>
          <table:table-cell office:value-type="float" office:value="26.271775" calcext:value-type="float">
            <text:p>26.271775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5</text:p>
          </table:table-cell>
          <table:table-cell office:value-type="float" office:value="9.564342" calcext:value-type="float">
            <text:p>9.564342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6</text:p>
          </table:table-cell>
          <table:table-cell office:value-type="float" office:value="11.104161" calcext:value-type="float">
            <text:p>11.104161</text:p>
          </table:table-cell>
          <table:table-cell office:value-type="float" office:value="0.000257" calcext:value-type="float">
            <text:p>0.00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7</text:p>
          </table:table-cell>
          <table:table-cell office:value-type="float" office:value="29.006741" calcext:value-type="float">
            <text:p>29.006741</text:p>
          </table:table-cell>
          <table:table-cell office:value-type="float" office:value="0.012438" calcext:value-type="float">
            <text:p>0.01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8</text:p>
          </table:table-cell>
          <table:table-cell office:value-type="float" office:value="20.833073" calcext:value-type="float">
            <text:p>20.833073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19</text:p>
          </table:table-cell>
          <table:table-cell office:value-type="float" office:value="28.053018" calcext:value-type="float">
            <text:p>28.053018</text:p>
          </table:table-cell>
          <table:table-cell office:value-type="float" office:value="0.004134" calcext:value-type="float">
            <text:p>0.00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0</text:p>
          </table:table-cell>
          <table:table-cell office:value-type="float" office:value="66.936076" calcext:value-type="float">
            <text:p>66.93607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1</text:p>
          </table:table-cell>
          <table:table-cell office:value-type="float" office:value="55.380964" calcext:value-type="float">
            <text:p>55.3809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2</text:p>
          </table:table-cell>
          <table:table-cell office:value-type="float" office:value="46.025419" calcext:value-type="float">
            <text:p>46.025419</text:p>
          </table:table-cell>
          <table:table-cell office:value-type="float" office:value="0.000726" calcext:value-type="float">
            <text:p>0.00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3</text:p>
          </table:table-cell>
          <table:table-cell office:value-type="float" office:value="46.783278" calcext:value-type="float">
            <text:p>46.783278</text:p>
          </table:table-cell>
          <table:table-cell office:value-type="float" office:value="0.001692" calcext:value-type="float">
            <text:p>0.00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4</text:p>
          </table:table-cell>
          <table:table-cell office:value-type="float" office:value="114.479794" calcext:value-type="float">
            <text:p>114.47979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25</text:p>
          </table:table-cell>
          <table:table-cell office:value-type="float" office:value="130.535049" calcext:value-type="float">
            <text:p>130.53504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4:50</text:p>
          </table:table-cell>
          <table:table-cell office:value-type="float" office:value="120.251" calcext:value-type="float">
            <text:p>120.25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1</text:p>
          </table:table-cell>
          <table:table-cell office:value-type="float" office:value="80.347479" calcext:value-type="float">
            <text:p>80.34747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4</text:p>
          </table:table-cell>
          <table:table-cell office:value-type="float" office:value="112.916919" calcext:value-type="float">
            <text:p>112.91691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15</text:p>
          </table:table-cell>
          <table:table-cell office:value-type="float" office:value="112.804186" calcext:value-type="float">
            <text:p>112.80418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21</text:p>
          </table:table-cell>
          <table:table-cell office:value-type="float" office:value="106.196508" calcext:value-type="float">
            <text:p>106.196508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36</text:p>
          </table:table-cell>
          <table:table-cell office:value-type="float" office:value="88.068239" calcext:value-type="float">
            <text:p>88.06823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37</text:p>
          </table:table-cell>
          <table:table-cell office:value-type="float" office:value="91.068019" calcext:value-type="float">
            <text:p>91.06801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5:44</text:p>
          </table:table-cell>
          <table:table-cell office:value-type="float" office:value="84.182426" calcext:value-type="float">
            <text:p>84.18242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6:07</text:p>
          </table:table-cell>
          <table:table-cell office:value-type="float" office:value="61.398113" calcext:value-type="float">
            <text:p>61.39811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6:25</text:p>
          </table:table-cell>
          <table:table-cell office:value-type="float" office:value="43.576525" calcext:value-type="float">
            <text:p>43.57652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2-30</text:p>
          </table:table-cell>
          <table:table-cell office:value-type="string" calcext:value-type="string">
            <text:p>19:46:4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00-00-00</text:date>, <text:time style:data-style-name="N2" text:time-value="10:45:21.37383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10:53:08.291080990</dc:date>
    <meta:editing-duration>PT3H53M43S</meta:editing-duration>
    <meta:editing-cycles>10</meta:editing-cycles>
    <meta:generator>LibreOffice/5.4.0.3$Linux_X86_64 LibreOffice_project/7556cbc6811c9d992f4064ab9287069087d7f62c</meta:generator>
    <meta:document-statistic meta:table-count="12" meta:cell-count="408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5cm" chart:style-name="ch2">
          <text:p>load gen vs infinite server</text:p>
        </chart:title>
        <chart:legend chart:legend-position="end" svg:x="14.001cm" svg:y="4.005cm" style:legend-expansion="high" chart:style-name="ch3"/>
        <chart:plot-area chart:style-name="ch4" table:cell-range-address="loadgen.G2:loadgen.G12 loadgen.C1:loadgen.D12" chart:data-source-has-labels="row" svg:x="0.32cm" svg:y="1.248cm" svg:width="13.361cm" svg:height="7.572cm">
          <chartooo:coordinate-region svg:x="1.232cm" svg:y="1.421cm" svg:width="12.263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adgen.C2:loadgen.C12" chart:label-cell-address="loadgen.C1:loadgen.C1" chart:class="chart:scatter">
            <chart:domain table:cell-range-address="loadgen.G2:loadgen.G12"/>
            <chart:data-point chart:repeated="9"/>
          </chart:series>
          <chart:series chart:style-name="ch8" chart:values-cell-range-address="loadgen.D2:loadgen.D12" chart:label-cell-address="loadgen.D1:loadgen.D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loadgen.C1:loadgen.C1</svg:desc>
                </draw:g>
              </table:table-cell>
              <table:table-cell office:value-type="string">
                <text:p>xfertime</text:p>
                <draw:g>
                  <svg:desc>loadgen.D1:loadge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oadgen.G2:loadgen.G12</svg:desc>
                </draw:g>
              </table:table-cell>
              <table:table-cell office:value-type="float" office:value="0.101548">
                <text:p>0.101548</text:p>
                <draw:g>
                  <svg:desc>loadgen.C2:loadgen.C12</svg:desc>
                </draw:g>
              </table:table-cell>
              <table:table-cell office:value-type="float" office:value="0.000005">
                <text:p>0.000005</text:p>
                <draw:g>
                  <svg:desc>loadgen.D2:loadgen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1411">
                <text:p>0.1014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01428">
                <text:p>0.1014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01436">
                <text:p>0.1014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01383">
                <text:p>0.1013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1362">
                <text:p>0.101362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01305">
                <text:p>0.1013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01492">
                <text:p>0.1014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01373">
                <text:p>0.101373</text:p>
              </table:table-cell>
              <table:table-cell office:value-type="float" office:value="0.000005">
                <text:p>0.000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loadgen_6.G1:loadgen_6.G28" chart:data-source-has-labels="row" svg:x="0.32cm" svg:y="0.18cm" svg:width="12.726cm" svg:height="8.64cm">
          <chartooo:coordinate-region svg:x="1.497cm" svg:y="0.354cm" svg:width="11.549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adgen_6.G2:loadgen_6.G28" chart:label-cell-address="loadgen_6.G1:loadgen_6.G1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loadgen_6.G1:loadgen_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6">
                <text:p>1156</text:p>
                <draw:g>
                  <svg:desc>loadgen_6.G2:loadgen_6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06">
                <text:p>10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7.123cm" svg:y="0.315cm" chart:style-name="ch2">
          <text:p>10-5000</text:p>
        </chart:title>
        <chart:legend chart:legend-position="end" svg:x="14.001cm" svg:y="4.005cm" style:legend-expansion="high" chart:style-name="ch3"/>
        <chart:plot-area chart:style-name="ch4" table:cell-range-address="consolidated.G1:consolidated.G133 consolidated.C1:consolidated.D133" chart:data-source-has-labels="row" svg:x="0.32cm" svg:y="1.248cm" svg:width="13.361cm" svg:height="7.572cm">
          <chartooo:coordinate-region svg:x="0.941cm" svg:y="1.422cm" svg:width="12.182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onsolidated.C2:consolidated.C133" chart:label-cell-address="consolidated.C1:consolidated.C1" chart:class="chart:scatter">
            <chart:domain table:cell-range-address="consolidated.G2:consolidated.G133"/>
            <chart:data-point chart:repeated="132"/>
          </chart:series>
          <chart:series chart:style-name="ch8" chart:values-cell-range-address="consolidated.D2:consolidated.D133" chart:label-cell-address="consolidated.D1:consolidated.D1" chart:class="chart:scatter"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onsolidated.C1:consolidated.C1</svg:desc>
                </draw:g>
              </table:table-cell>
              <table:table-cell office:value-type="string">
                <text:p>xfertime</text:p>
                <draw:g>
                  <svg:desc>consolidated.D1:consolid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nsolidated.G2:consolidated.G133</svg:desc>
                </draw:g>
              </table:table-cell>
              <table:table-cell office:value-type="float" office:value="0.101544">
                <text:p>0.101544</text:p>
                <draw:g>
                  <svg:desc>consolidated.C2:consolidated.C133</svg:desc>
                </draw:g>
              </table:table-cell>
              <table:table-cell office:value-type="float" office:value="0.000009">
                <text:p>0.000009</text:p>
                <draw:g>
                  <svg:desc>consolidated.D2:consolidated.D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1343">
                <text:p>0.1013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013">
                <text:p>0.1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01499">
                <text:p>0.1014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01347">
                <text:p>0.1013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1477">
                <text:p>0.1014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01475">
                <text:p>0.10147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01435">
                <text:p>0.1014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01588">
                <text:p>0.1015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101406">
                <text:p>0.1014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01448">
                <text:p>0.1014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101373">
                <text:p>0.1013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01314">
                <text:p>0.10131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101423">
                <text:p>0.1014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101212">
                <text:p>0.1012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1322">
                <text:p>0.1013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10135">
                <text:p>0.101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01374">
                <text:p>0.1013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101359">
                <text:p>0.1013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101142">
                <text:p>0.10114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101389">
                <text:p>0.10138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101317">
                <text:p>0.1013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1263">
                <text:p>0.10126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101257">
                <text:p>0.1012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101274">
                <text:p>0.1012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10123">
                <text:p>0.101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101283">
                <text:p>0.10128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101299">
                <text:p>0.1012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101261">
                <text:p>0.1012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101236">
                <text:p>0.10123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101267">
                <text:p>0.1012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101217">
                <text:p>0.1012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101221">
                <text:p>0.1012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101233">
                <text:p>0.1012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101228">
                <text:p>0.1012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101259">
                <text:p>0.1012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01282">
                <text:p>0.1012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01286">
                <text:p>0.10128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101202">
                <text:p>0.1012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101239">
                <text:p>0.1012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101234">
                <text:p>0.1012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01248">
                <text:p>0.1012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01211">
                <text:p>0.1012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0.101177">
                <text:p>0.10117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10125">
                <text:p>0.101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101153">
                <text:p>0.10115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101139">
                <text:p>0.1011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101181">
                <text:p>0.101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101196">
                <text:p>0.1011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01172">
                <text:p>0.1011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0113">
                <text:p>0.10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101158">
                <text:p>0.1011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0.101113">
                <text:p>0.101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0.10109">
                <text:p>0.101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0.101102">
                <text:p>0.1011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101141">
                <text:p>0.1011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101168">
                <text:p>0.10116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101193">
                <text:p>0.1011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101162">
                <text:p>0.10116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01164">
                <text:p>0.10116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101138">
                <text:p>0.10113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0.101154">
                <text:p>0.1011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">
                <text:p>500</text:p>
              </table:table-cell>
              <table:table-cell office:value-type="float" office:value="0.100968">
                <text:p>0.10096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">
                <text:p>500</text:p>
              </table:table-cell>
              <table:table-cell office:value-type="float" office:value="0.10092">
                <text:p>0.100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0.100871">
                <text:p>0.10087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100886">
                <text:p>0.1008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">
                <text:p>500</text:p>
              </table:table-cell>
              <table:table-cell office:value-type="float" office:value="0.100893">
                <text:p>0.10089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  <table:table-cell office:value-type="float" office:value="0.100858">
                <text:p>0.1008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  <table:table-cell office:value-type="float" office:value="0.100836">
                <text:p>0.1008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0.1009">
                <text:p>0.1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">
                <text:p>500</text:p>
              </table:table-cell>
              <table:table-cell office:value-type="float" office:value="0.100923">
                <text:p>0.1009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0">
                <text:p>600</text:p>
              </table:table-cell>
              <table:table-cell office:value-type="float" office:value="0.100907">
                <text:p>0.1009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0.100822">
                <text:p>0.10082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0.100888">
                <text:p>0.1008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0.100862">
                <text:p>0.10086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">
                <text:p>1000</text:p>
              </table:table-cell>
              <table:table-cell office:value-type="float" office:value="0.100794">
                <text:p>0.100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">
                <text:p>1000</text:p>
              </table:table-cell>
              <table:table-cell office:value-type="float" office:value="0.100951">
                <text:p>0.10095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0.100865">
                <text:p>0.10086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0.101215">
                <text:p>0.10121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0.101305">
                <text:p>0.10130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0.101034">
                <text:p>0.10103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7">
                <text:p>1997</text:p>
              </table:table-cell>
              <table:table-cell office:value-type="float" office:value="0.10104">
                <text:p>0.101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3">
                <text:p>2003</text:p>
              </table:table-cell>
              <table:table-cell office:value-type="float" office:value="0.101202">
                <text:p>0.1012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0.101037">
                <text:p>0.10103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0.101124">
                <text:p>0.10112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0.101097">
                <text:p>0.10109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  <table:table-cell office:value-type="float" office:value="0.101216">
                <text:p>0.10121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1">
                <text:p>4001</text:p>
              </table:table-cell>
              <table:table-cell office:value-type="float" office:value="0.10387">
                <text:p>0.1038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4">
                <text:p>3954</text:p>
              </table:table-cell>
              <table:table-cell office:value-type="float" office:value="0.102748">
                <text:p>0.1027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8">
                <text:p>4048</text:p>
              </table:table-cell>
              <table:table-cell office:value-type="float" office:value="0.103361">
                <text:p>0.10336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7">
                <text:p>3997</text:p>
              </table:table-cell>
              <table:table-cell office:value-type="float" office:value="0.103916">
                <text:p>0.1039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1">
                <text:p>4001</text:p>
              </table:table-cell>
              <table:table-cell office:value-type="float" office:value="0.104261">
                <text:p>0.10426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  <table:table-cell office:value-type="float" office:value="0.103456">
                <text:p>0.1034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9">
                <text:p>3999</text:p>
              </table:table-cell>
              <table:table-cell office:value-type="float" office:value="0.103751">
                <text:p>0.10375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2">
                <text:p>4002</text:p>
              </table:table-cell>
              <table:table-cell office:value-type="float" office:value="0.102792">
                <text:p>0.10279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1">
                <text:p>4001</text:p>
              </table:table-cell>
              <table:table-cell office:value-type="float" office:value="0.103305">
                <text:p>0.10330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00">
                <text:p>5000</text:p>
              </table:table-cell>
              <table:table-cell office:value-type="float" office:value="0.726982">
                <text:p>0.72698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00">
                <text:p>5000</text:p>
              </table:table-cell>
              <table:table-cell office:value-type="float" office:value="2.505255">
                <text:p>2.505255</text:p>
              </table:table-cell>
              <table:table-cell office:value-type="float" office:value="0.100918">
                <text:p>0.100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00">
                <text:p>5000</text:p>
              </table:table-cell>
              <table:table-cell office:value-type="float" office:value="21.726756">
                <text:p>21.726756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0">
                <text:p>5000</text:p>
              </table:table-cell>
              <table:table-cell office:value-type="float" office:value="26.271775">
                <text:p>26.27177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0">
                <text:p>5000</text:p>
              </table:table-cell>
              <table:table-cell office:value-type="float" office:value="9.564342">
                <text:p>9.5643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11.104161">
                <text:p>11.10416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0">
                <text:p>5000</text:p>
              </table:table-cell>
              <table:table-cell office:value-type="float" office:value="29.006741">
                <text:p>29.006741</text:p>
              </table:table-cell>
              <table:table-cell office:value-type="float" office:value="0.012438">
                <text:p>0.0124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00">
                <text:p>5000</text:p>
              </table:table-cell>
              <table:table-cell office:value-type="float" office:value="20.833073">
                <text:p>20.83307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0">
                <text:p>5000</text:p>
              </table:table-cell>
              <table:table-cell office:value-type="float" office:value="28.053018">
                <text:p>28.053018</text:p>
              </table:table-cell>
              <table:table-cell office:value-type="float" office:value="0.004134">
                <text:p>0.004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0">
                <text:p>5000</text:p>
              </table:table-cell>
              <table:table-cell office:value-type="float" office:value="66.936076">
                <text:p>66.9360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0">
                <text:p>5000</text:p>
              </table:table-cell>
              <table:table-cell office:value-type="float" office:value="55.380964">
                <text:p>55.38096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0">
                <text:p>5000</text:p>
              </table:table-cell>
              <table:table-cell office:value-type="float" office:value="46.025419">
                <text:p>46.025419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0">
                <text:p>5000</text:p>
              </table:table-cell>
              <table:table-cell office:value-type="float" office:value="46.783278">
                <text:p>46.783278</text:p>
              </table:table-cell>
              <table:table-cell office:value-type="float" office:value="0.001692">
                <text:p>0.0016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0">
                <text:p>5000</text:p>
              </table:table-cell>
              <table:table-cell office:value-type="float" office:value="114.479794">
                <text:p>114.479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00">
                <text:p>5000</text:p>
              </table:table-cell>
              <table:table-cell office:value-type="float" office:value="130.535049">
                <text:p>130.5350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00">
                <text:p>5000</text:p>
              </table:table-cell>
              <table:table-cell office:value-type="float" office:value="120.251">
                <text:p>120.2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0">
                <text:p>5000</text:p>
              </table:table-cell>
              <table:table-cell office:value-type="float" office:value="80.347479">
                <text:p>80.3474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112.916919">
                <text:p>112.9169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0">
                <text:p>5000</text:p>
              </table:table-cell>
              <table:table-cell office:value-type="float" office:value="112.804186">
                <text:p>112.80418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00">
                <text:p>5000</text:p>
              </table:table-cell>
              <table:table-cell office:value-type="float" office:value="106.196508">
                <text:p>106.19650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0">
                <text:p>5000</text:p>
              </table:table-cell>
              <table:table-cell office:value-type="float" office:value="88.068239">
                <text:p>88.06823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00">
                <text:p>5000</text:p>
              </table:table-cell>
              <table:table-cell office:value-type="float" office:value="91.068019">
                <text:p>91.0680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00">
                <text:p>5000</text:p>
              </table:table-cell>
              <table:table-cell office:value-type="float" office:value="84.182426">
                <text:p>84.18242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00">
                <text:p>5000</text:p>
              </table:table-cell>
              <table:table-cell office:value-type="float" office:value="61.398113">
                <text:p>61.3981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00">
                <text:p>5000</text:p>
              </table:table-cell>
              <table:table-cell office:value-type="float" office:value="43.576525">
                <text:p>43.576525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svg:stroke-color="#7e0021"/>
    </style:style>
    <style:style style:name="ch9" style:family="chart">
      <style:graphic-properties svg:stroke-color="#7e002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imulator, infinite server</text:p>
        </chart:title>
        <chart:legend chart:legend-position="end" svg:x="12.381cm" svg:y="4.005cm" style:legend-expansion="high" chart:style-name="ch3"/>
        <chart:plot-area chart:style-name="ch4" table:cell-range-address="simulator.G2:simulator.G13 simulator.C1:simulator.C13" chart:data-source-has-labels="row" svg:x="0.32cm" svg:y="1.248cm" svg:width="11.741cm" svg:height="7.572cm">
          <chartooo:coordinate-region svg:x="1.788cm" svg:y="1.422cm" svg:width="10.086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mulator.C2:simulator.C13" chart:label-cell-address="simulator.C1:simulator.C1" chart:class="chart:scatter">
            <chart:domain table:cell-range-address="simulator.G2:simulator.G13"/>
            <chart:mean-value chart:style-name="ch8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simulator.C1:simulato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mulator.G2:simulator.G13</svg:desc>
                </draw:g>
              </table:table-cell>
              <table:table-cell office:value-type="float" office:value="0.100192">
                <text:p>0.100192</text:p>
                <draw:g>
                  <svg:desc>simulator.C2:simulator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0192">
                <text:p>0.1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00177">
                <text:p>0.10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00185">
                <text:p>0.100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00174">
                <text:p>0.100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0167">
                <text:p>0.100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00133">
                <text:p>0.10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00165">
                <text:p>0.100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00167">
                <text:p>0.100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81cm" svg:y="4.005cm" style:legend-expansion="high" chart:style-name="ch2"/>
        <chart:plot-area chart:style-name="ch3" table:cell-range-address="raw.C1:raw.C100" chart:data-source-has-labels="row" svg:x="0.32cm" svg:y="0.18cm" svg:width="11.741cm" svg:height="8.64cm">
          <chartooo:coordinate-region svg:x="1.603cm" svg:y="0.353cm" svg:width="10.458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.C2:raw.C100" chart:label-cell-address="raw.C1:raw.C1" chart:class="chart:bar">
            <chart:mean-value chart:style-name="ch8"/>
            <chart:regression-curve chart:style-name="ch9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876">
                <text:p>0.102876</text:p>
                <draw:g>
                  <svg:desc>raw.C2:raw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171">
                <text:p>0.102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1484">
                <text:p>0.101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523">
                <text:p>0.101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889">
                <text:p>0.101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02">
                <text:p>0.1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1112">
                <text:p>0.101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423">
                <text:p>0.101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1465">
                <text:p>0.101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1864">
                <text:p>0.101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199">
                <text:p>0.101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1504">
                <text:p>0.101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1434">
                <text:p>0.101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1629">
                <text:p>0.10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374">
                <text:p>0.101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48">
                <text:p>0.10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893">
                <text:p>0.100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716">
                <text:p>0.101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1417">
                <text:p>0.101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718">
                <text:p>0.10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1137">
                <text:p>0.10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1308">
                <text:p>0.101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174">
                <text:p>0.10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574">
                <text:p>0.101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1485">
                <text:p>0.101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003">
                <text:p>0.10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1155">
                <text:p>0.10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1994">
                <text:p>0.101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042">
                <text:p>0.101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1191">
                <text:p>0.101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322">
                <text:p>0.101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993">
                <text:p>0.101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489">
                <text:p>0.101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542">
                <text:p>0.10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055">
                <text:p>0.101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1402">
                <text:p>0.101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159">
                <text:p>0.10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694">
                <text:p>0.101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079">
                <text:p>0.101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1189">
                <text:p>0.101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1465">
                <text:p>0.101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86">
                <text:p>0.10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1239">
                <text:p>0.101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1392">
                <text:p>0.101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936">
                <text:p>0.100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1334">
                <text:p>0.101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1328">
                <text:p>0.101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1858">
                <text:p>0.101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095">
                <text:p>0.101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1325">
                <text:p>0.101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843">
                <text:p>0.101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1594">
                <text:p>0.101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1075">
                <text:p>0.101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08">
                <text:p>0.10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0943">
                <text:p>0.100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1499">
                <text:p>0.101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1259">
                <text:p>0.101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1829">
                <text:p>0.101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1153">
                <text:p>0.101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1343">
                <text:p>0.101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1327">
                <text:p>0.101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1614">
                <text:p>0.101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1125">
                <text:p>0.101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1127">
                <text:p>0.101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066">
                <text:p>0.10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1347">
                <text:p>0.101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1474">
                <text:p>0.101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1579">
                <text:p>0.101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1367">
                <text:p>0.101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1429">
                <text:p>0.101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1776">
                <text:p>0.101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685">
                <text:p>0.101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1593">
                <text:p>0.1015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1739">
                <text:p>0.101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1045">
                <text:p>0.1010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315">
                <text:p>0.1013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302">
                <text:p>0.101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1862">
                <text:p>0.101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164">
                <text:p>0.101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144">
                <text:p>0.10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1457">
                <text:p>0.101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69">
                <text:p>0.10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389">
                <text:p>0.101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1511">
                <text:p>0.101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945">
                <text:p>0.100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539">
                <text:p>0.10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1137">
                <text:p>0.101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1698">
                <text:p>0.10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109">
                <text:p>0.10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1275">
                <text:p>0.101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1925">
                <text:p>0.101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1502">
                <text:p>0.101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1285">
                <text:p>0.101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1278">
                <text:p>0.101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1069">
                <text:p>0.101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1559">
                <text:p>0.101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1377">
                <text:p>0.101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84cm" svg:y="4.005cm" style:legend-expansion="high" chart:style-name="ch2"/>
        <chart:plot-area chart:style-name="ch3" table:cell-range-address="sim.C1:sim.C101" svg:x="0.32cm" svg:y="0.18cm" svg:width="11.344cm" svg:height="8.64cm">
          <chartooo:coordinate-region svg:x="1.788cm" svg:y="0.302cm" svg:width="9.803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.C1:sim.C101" chart:class="chart:bar">
            <chart:mean-value chart:style-name="ch8"/>
            <chart:regression-curve chart:style-name="ch9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192">
                <text:p>0.100192</text:p>
                <draw:g>
                  <svg:desc>sim.C1:sim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153">
                <text:p>0.100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0176">
                <text:p>0.10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135">
                <text:p>0.100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254">
                <text:p>0.100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178">
                <text:p>0.100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239">
                <text:p>0.100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242">
                <text:p>0.100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148">
                <text:p>0.100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149">
                <text:p>0.100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246">
                <text:p>0.100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0106">
                <text:p>0.10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227">
                <text:p>0.100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149">
                <text:p>0.100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254">
                <text:p>0.100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182">
                <text:p>0.100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073">
                <text:p>0.100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115">
                <text:p>0.100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249">
                <text:p>0.100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0282">
                <text:p>0.100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229">
                <text:p>0.100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208">
                <text:p>0.100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177">
                <text:p>0.100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0228">
                <text:p>0.10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157">
                <text:p>0.100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0166">
                <text:p>0.100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159">
                <text:p>0.100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16">
                <text:p>0.10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153">
                <text:p>0.100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017">
                <text:p>0.10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243">
                <text:p>0.10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0162">
                <text:p>0.100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172">
                <text:p>0.100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0151">
                <text:p>0.100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0314">
                <text:p>0.100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0048">
                <text:p>0.100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0191">
                <text:p>0.100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0177">
                <text:p>0.100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0158">
                <text:p>0.100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262">
                <text:p>0.100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212">
                <text:p>0.100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158">
                <text:p>0.100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184">
                <text:p>0.100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155">
                <text:p>0.100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0251">
                <text:p>0.100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05">
                <text:p>0.1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0161">
                <text:p>0.100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17">
                <text:p>0.10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0248">
                <text:p>0.100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236">
                <text:p>0.10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0132">
                <text:p>0.100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0197">
                <text:p>0.100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0238">
                <text:p>0.100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0056">
                <text:p>0.100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0163">
                <text:p>0.100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0147">
                <text:p>0.100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17">
                <text:p>0.10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0206">
                <text:p>0.1002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0218">
                <text:p>0.100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0157">
                <text:p>0.100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0177">
                <text:p>0.100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104">
                <text:p>0.100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0209">
                <text:p>0.100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0109">
                <text:p>0.1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0039">
                <text:p>0.100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0104">
                <text:p>0.100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0125">
                <text:p>0.10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0176">
                <text:p>0.100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0142">
                <text:p>0.10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0184">
                <text:p>0.100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239">
                <text:p>0.100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0157">
                <text:p>0.1001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0108">
                <text:p>0.100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0178">
                <text:p>0.100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0124">
                <text:p>0.100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0115">
                <text:p>0.100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0186">
                <text:p>0.10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0241">
                <text:p>0.100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0154">
                <text:p>0.100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0151">
                <text:p>0.100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0131">
                <text:p>0.100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179">
                <text:p>0.100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147">
                <text:p>0.100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0154">
                <text:p>0.100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011">
                <text:p>0.1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0218">
                <text:p>0.100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0251">
                <text:p>0.10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0147">
                <text:p>0.100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158">
                <text:p>0.100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174">
                <text:p>0.100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0242">
                <text:p>0.1002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095">
                <text:p>0.100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0081">
                <text:p>0.1000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0084">
                <text:p>0.100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0087">
                <text:p>0.1000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0226">
                <text:p>0.1002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0257">
                <text:p>0.1002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5cm" chart:style-name="ch2">
          <text:p>10-100 TPS </text:p>
        </chart:title>
        <chart:legend chart:legend-position="end" svg:x="14.001cm" svg:y="4.005cm" style:legend-expansion="high" chart:style-name="ch3"/>
        <chart:plot-area chart:style-name="ch4" table:cell-range-address="progress.G2:progress.G75 progress.C1:progress.D75" chart:data-source-has-labels="row" svg:x="0.32cm" svg:y="1.248cm" svg:width="13.361cm" svg:height="7.572cm">
          <chartooo:coordinate-region svg:x="1.232cm" svg:y="1.421cm" svg:width="12.262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.C2:progress.C75" chart:label-cell-address="progress.C1:progress.C1" chart:class="chart:scatter">
            <chart:domain table:cell-range-address="progress.G2:progress.G75"/>
            <chart:data-point chart:repeated="74"/>
          </chart:series>
          <chart:series chart:style-name="ch8" chart:values-cell-range-address="progress.D2:progress.D75" chart:label-cell-address="progress.D1:progress.D1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.C1:progress.C1</svg:desc>
                </draw:g>
              </table:table-cell>
              <table:table-cell office:value-type="string">
                <text:p>xfertime</text:p>
                <draw:g>
                  <svg:desc>progress.D1:progre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progress.G2:progress.G75</svg:desc>
                </draw:g>
              </table:table-cell>
              <table:table-cell office:value-type="float" office:value="0.102378">
                <text:p>0.102378</text:p>
                <draw:g>
                  <svg:desc>progress.C2:progress.C75</svg:desc>
                </draw:g>
              </table:table-cell>
              <table:table-cell office:value-type="float" office:value="0.000029">
                <text:p>0.000029</text:p>
                <draw:g>
                  <svg:desc>progress.D2:progress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1544">
                <text:p>0.10154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01343">
                <text:p>0.1013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013">
                <text:p>0.1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01499">
                <text:p>0.1014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1347">
                <text:p>0.1013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01477">
                <text:p>0.1014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01475">
                <text:p>0.10147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01435">
                <text:p>0.1014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1588">
                <text:p>0.1015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101406">
                <text:p>0.1014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101448">
                <text:p>0.1014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01373">
                <text:p>0.1013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101314">
                <text:p>0.10131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101423">
                <text:p>0.1014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1212">
                <text:p>0.1012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101322">
                <text:p>0.1013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0135">
                <text:p>0.101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101374">
                <text:p>0.1013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1359">
                <text:p>0.1013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101142">
                <text:p>0.10114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101389">
                <text:p>0.10138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1317">
                <text:p>0.1013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101263">
                <text:p>0.10126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101257">
                <text:p>0.1012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101274">
                <text:p>0.1012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10123">
                <text:p>0.101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101283">
                <text:p>0.10128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101299">
                <text:p>0.1012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101261">
                <text:p>0.1012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101236">
                <text:p>0.10123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101267">
                <text:p>0.1012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101217">
                <text:p>0.1012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101221">
                <text:p>0.1012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101233">
                <text:p>0.1012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101228">
                <text:p>0.1012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01259">
                <text:p>0.1012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01282">
                <text:p>0.1012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01286">
                <text:p>0.10128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101202">
                <text:p>0.1012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101239">
                <text:p>0.1012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101234">
                <text:p>0.1012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01248">
                <text:p>0.1012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101211">
                <text:p>0.1012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101177">
                <text:p>0.10117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10125">
                <text:p>0.101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101153">
                <text:p>0.10115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101139">
                <text:p>0.1011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101181">
                <text:p>0.101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01196">
                <text:p>0.1011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1172">
                <text:p>0.1011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10113">
                <text:p>0.10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0.101158">
                <text:p>0.1011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0.101113">
                <text:p>0.101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0.10109">
                <text:p>0.101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101102">
                <text:p>0.1011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101141">
                <text:p>0.1011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0.101168">
                <text:p>0.10116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101193">
                <text:p>0.1011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01162">
                <text:p>0.10116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101164">
                <text:p>0.10116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0.101138">
                <text:p>0.10113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0.101154">
                <text:p>0.1011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5cm" chart:style-name="ch2">
          <text:p>500 and 1000 TPS</text:p>
        </chart:title>
        <chart:legend chart:legend-position="end" svg:x="14.001cm" svg:y="4.005cm" style:legend-expansion="high" chart:style-name="ch3"/>
        <chart:plot-area chart:style-name="ch4" table:cell-range-address="progress_2.G2:progress_2.G19 progress_2.C1:progress_2.D19" chart:data-source-has-labels="row" svg:x="0.32cm" svg:y="1.248cm" svg:width="13.361cm" svg:height="7.572cm">
          <chartooo:coordinate-region svg:x="1.232cm" svg:y="1.421cm" svg:width="12.077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_2.C2:progress_2.C19" chart:label-cell-address="progress_2.C1:progress_2.C1" chart:class="chart:scatter">
            <chart:domain table:cell-range-address="progress_2.G2:progress_2.G19"/>
            <chart:data-point chart:repeated="16"/>
          </chart:series>
          <chart:series chart:style-name="ch8" chart:values-cell-range-address="progress_2.D2:progress_2.D19" chart:label-cell-address="progress_2.D1:progress_2.D1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_2.C1:progress_2.C1</svg:desc>
                </draw:g>
              </table:table-cell>
              <table:table-cell office:value-type="string">
                <text:p>xfertime</text:p>
                <draw:g>
                  <svg:desc>progress_2.D1:progress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progress_2.G2:progress_2.G19</svg:desc>
                </draw:g>
              </table:table-cell>
              <table:table-cell office:value-type="float" office:value="0.100968">
                <text:p>0.100968</text:p>
                <draw:g>
                  <svg:desc>progress_2.C2:progress_2.C19</svg:desc>
                </draw:g>
              </table:table-cell>
              <table:table-cell office:value-type="float" office:value="0.000011">
                <text:p>0.000011</text:p>
                <draw:g>
                  <svg:desc>progress_2.D2:progress_2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10092">
                <text:p>0.100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100871">
                <text:p>0.10087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00886">
                <text:p>0.1008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00893">
                <text:p>0.10089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100858">
                <text:p>0.1008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100836">
                <text:p>0.1008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1009">
                <text:p>0.1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100923">
                <text:p>0.1009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100907">
                <text:p>0.1009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00822">
                <text:p>0.10082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100888">
                <text:p>0.1008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100862">
                <text:p>0.10086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100794">
                <text:p>0.100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100951">
                <text:p>0.10095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0.100865">
                <text:p>0.100865</text:p>
              </table:table-cell>
              <table:table-cell office:value-type="float" office:value="0.000005">
                <text:p>0.0000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5cm" chart:style-name="ch2">
          <text:p>oops, 5000 TPS didn't work</text:p>
        </chart:title>
        <chart:legend chart:legend-position="end" svg:x="14.001cm" svg:y="4.005cm" style:legend-expansion="high" chart:style-name="ch3"/>
        <chart:plot-area chart:style-name="ch4" table:cell-range-address="loadgen_6.G2:loadgen_6.G28 loadgen_6.C1:loadgen_6.D28" chart:data-source-has-labels="row" svg:x="0.32cm" svg:y="1.248cm" svg:width="13.361cm" svg:height="7.572cm">
          <chartooo:coordinate-region svg:x="0.941cm" svg:y="1.422cm" svg:width="12.089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adgen_6.C2:loadgen_6.C28" chart:label-cell-address="loadgen_6.C1:loadgen_6.C1" chart:class="chart:scatter">
            <chart:domain table:cell-range-address="loadgen_6.G2:loadgen_6.G28"/>
            <chart:data-point chart:repeated="27"/>
          </chart:series>
          <chart:series chart:style-name="ch8" chart:values-cell-range-address="loadgen_6.D2:loadgen_6.D28" chart:label-cell-address="loadgen_6.D1:loadgen_6.D1" chart:class="chart:scatte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loadgen_6.C1:loadgen_6.C1</svg:desc>
                </draw:g>
              </table:table-cell>
              <table:table-cell office:value-type="string">
                <text:p>xfertime</text:p>
                <draw:g>
                  <svg:desc>loadgen_6.D1:loadgen_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6">
                <text:p>1156</text:p>
                <draw:g>
                  <svg:desc>loadgen_6.G2:loadgen_6.G28</svg:desc>
                </draw:g>
              </table:table-cell>
              <table:table-cell office:value-type="float" office:value="0.339013">
                <text:p>0.339013</text:p>
                <draw:g>
                  <svg:desc>loadgen_6.C2:loadgen_6.C28</svg:desc>
                </draw:g>
              </table:table-cell>
              <table:table-cell office:value-type="float" office:value="0.000169">
                <text:p>0.000169</text:p>
                <draw:g>
                  <svg:desc>loadgen_6.D2:loadgen_6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5">
                <text:p>4485</text:p>
              </table:table-cell>
              <table:table-cell office:value-type="float" office:value="0.726982">
                <text:p>0.72698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4">
                <text:p>4564</text:p>
              </table:table-cell>
              <table:table-cell office:value-type="float" office:value="2.505255">
                <text:p>2.505255</text:p>
              </table:table-cell>
              <table:table-cell office:value-type="float" office:value="0.100918">
                <text:p>0.100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8">
                <text:p>4818</text:p>
              </table:table-cell>
              <table:table-cell office:value-type="float" office:value="21.726756">
                <text:p>21.726756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26.271775">
                <text:p>26.27177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9.564342">
                <text:p>9.5643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8">
                <text:p>798</text:p>
              </table:table-cell>
              <table:table-cell office:value-type="float" office:value="11.104161">
                <text:p>11.10416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">
                <text:p>601</text:p>
              </table:table-cell>
              <table:table-cell office:value-type="float" office:value="29.006741">
                <text:p>29.006741</text:p>
              </table:table-cell>
              <table:table-cell office:value-type="float" office:value="0.012438">
                <text:p>0.012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8">
                <text:p>618</text:p>
              </table:table-cell>
              <table:table-cell office:value-type="float" office:value="20.833073">
                <text:p>20.83307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">
                <text:p>283</text:p>
              </table:table-cell>
              <table:table-cell office:value-type="float" office:value="28.053018">
                <text:p>28.053018</text:p>
              </table:table-cell>
              <table:table-cell office:value-type="float" office:value="0.004134">
                <text:p>0.004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">
                <text:p>466</text:p>
              </table:table-cell>
              <table:table-cell office:value-type="float" office:value="66.936076">
                <text:p>66.9360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5">
                <text:p>805</text:p>
              </table:table-cell>
              <table:table-cell office:value-type="float" office:value="55.380964">
                <text:p>55.38096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6">
                <text:p>826</text:p>
              </table:table-cell>
              <table:table-cell office:value-type="float" office:value="46.025419">
                <text:p>46.025419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  <table:table-cell office:value-type="float" office:value="46.783278">
                <text:p>46.783278</text:p>
              </table:table-cell>
              <table:table-cell office:value-type="float" office:value="0.001692">
                <text:p>0.00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06">
                <text:p>10106</text:p>
              </table:table-cell>
              <table:table-cell office:value-type="float" office:value="114.479794">
                <text:p>114.479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84">
                <text:p>4884</text:p>
              </table:table-cell>
              <table:table-cell office:value-type="float" office:value="130.535049">
                <text:p>130.5350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8">
                <text:p>2398</text:p>
              </table:table-cell>
              <table:table-cell office:value-type="float" office:value="120.251">
                <text:p>120.2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1">
                <text:p>2321</text:p>
              </table:table-cell>
              <table:table-cell office:value-type="float" office:value="80.347479">
                <text:p>80.3474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6">
                <text:p>1646</text:p>
              </table:table-cell>
              <table:table-cell office:value-type="float" office:value="112.916919">
                <text:p>112.9169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7">
                <text:p>647</text:p>
              </table:table-cell>
              <table:table-cell office:value-type="float" office:value="112.804186">
                <text:p>112.80418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7">
                <text:p>4037</text:p>
              </table:table-cell>
              <table:table-cell office:value-type="float" office:value="106.196508">
                <text:p>106.19650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8">
                <text:p>998</text:p>
              </table:table-cell>
              <table:table-cell office:value-type="float" office:value="88.068239">
                <text:p>88.06823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91.068019">
                <text:p>91.0680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">
                <text:p>228</text:p>
              </table:table-cell>
              <table:table-cell office:value-type="float" office:value="84.182426">
                <text:p>84.18242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">
                <text:p>308</text:p>
              </table:table-cell>
              <table:table-cell office:value-type="float" office:value="61.398113">
                <text:p>61.3981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">
                <text:p>143</text:p>
              </table:table-cell>
              <table:table-cell office:value-type="float" office:value="43.576525">
                <text:p>43.57652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707cm" svg:y="0.315cm" chart:style-name="ch2">
          <text:p>Consolidated, 10-4000</text:p>
        </chart:title>
        <chart:legend chart:legend-position="end" svg:x="14.001cm" svg:y="4.005cm" style:legend-expansion="high" chart:style-name="ch3"/>
        <chart:plot-area chart:style-name="ch4" table:cell-range-address="consolidated.G1:consolidated.G107 consolidated.C1:consolidated.D107" chart:data-source-has-labels="row" svg:x="0.32cm" svg:y="1.248cm" svg:width="13.361cm" svg:height="7.572cm">
          <chartooo:coordinate-region svg:x="1.232cm" svg:y="1.421cm" svg:width="12.077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onsolidated.C2:consolidated.C107" chart:label-cell-address="consolidated.C1:consolidated.C1" chart:class="chart:scatter">
            <chart:domain table:cell-range-address="consolidated.G2:consolidated.G107"/>
            <chart:data-point chart:repeated="106"/>
          </chart:series>
          <chart:series chart:style-name="ch8" chart:values-cell-range-address="consolidated.D2:consolidated.D107" chart:label-cell-address="consolidated.D1:consolidated.D1" chart:class="chart:scatter"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onsolidated.C1:consolidated.C1</svg:desc>
                </draw:g>
              </table:table-cell>
              <table:table-cell office:value-type="string">
                <text:p>xfertime</text:p>
                <draw:g>
                  <svg:desc>consolidated.D1:consolid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nsolidated.G2:consolidated.G107</svg:desc>
                </draw:g>
              </table:table-cell>
              <table:table-cell office:value-type="float" office:value="0.101544">
                <text:p>0.101544</text:p>
                <draw:g>
                  <svg:desc>consolidated.C2:consolidated.C107</svg:desc>
                </draw:g>
              </table:table-cell>
              <table:table-cell office:value-type="float" office:value="0.000009">
                <text:p>0.000009</text:p>
                <draw:g>
                  <svg:desc>consolidated.D2:consolidated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1343">
                <text:p>0.1013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013">
                <text:p>0.1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01499">
                <text:p>0.1014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01347">
                <text:p>0.1013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1477">
                <text:p>0.1014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01475">
                <text:p>0.10147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01435">
                <text:p>0.1014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01588">
                <text:p>0.1015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101406">
                <text:p>0.1014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01448">
                <text:p>0.1014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101373">
                <text:p>0.1013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01314">
                <text:p>0.10131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101423">
                <text:p>0.1014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101212">
                <text:p>0.1012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1322">
                <text:p>0.1013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10135">
                <text:p>0.101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01374">
                <text:p>0.1013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101359">
                <text:p>0.1013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101142">
                <text:p>0.10114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101389">
                <text:p>0.10138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101317">
                <text:p>0.1013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1263">
                <text:p>0.10126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0.101257">
                <text:p>0.1012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101274">
                <text:p>0.1012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10123">
                <text:p>0.101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101283">
                <text:p>0.10128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101299">
                <text:p>0.10129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101261">
                <text:p>0.1012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101236">
                <text:p>0.10123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101267">
                <text:p>0.1012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101217">
                <text:p>0.1012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101221">
                <text:p>0.1012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101233">
                <text:p>0.1012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101228">
                <text:p>0.1012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101259">
                <text:p>0.1012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01282">
                <text:p>0.1012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01286">
                <text:p>0.10128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101202">
                <text:p>0.1012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101224">
                <text:p>0.1012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101198">
                <text:p>0.1011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101239">
                <text:p>0.1012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101234">
                <text:p>0.1012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101294">
                <text:p>0.10129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01248">
                <text:p>0.1012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01211">
                <text:p>0.1012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0.1012">
                <text:p>0.1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0.101177">
                <text:p>0.10117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10125">
                <text:p>0.101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101153">
                <text:p>0.10115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101139">
                <text:p>0.1011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101181">
                <text:p>0.10118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101196">
                <text:p>0.1011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01172">
                <text:p>0.1011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0113">
                <text:p>0.10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101158">
                <text:p>0.1011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0.101113">
                <text:p>0.1011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0.10109">
                <text:p>0.101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0.101102">
                <text:p>0.1011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101141">
                <text:p>0.1011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101168">
                <text:p>0.10116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0.101241">
                <text:p>0.1012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101193">
                <text:p>0.1011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101162">
                <text:p>0.10116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01164">
                <text:p>0.10116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101138">
                <text:p>0.10113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0.101154">
                <text:p>0.1011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">
                <text:p>500</text:p>
              </table:table-cell>
              <table:table-cell office:value-type="float" office:value="0.100968">
                <text:p>0.10096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">
                <text:p>500</text:p>
              </table:table-cell>
              <table:table-cell office:value-type="float" office:value="0.10092">
                <text:p>0.100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0.100871">
                <text:p>0.10087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100886">
                <text:p>0.1008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">
                <text:p>500</text:p>
              </table:table-cell>
              <table:table-cell office:value-type="float" office:value="0.100893">
                <text:p>0.10089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  <table:table-cell office:value-type="float" office:value="0.100858">
                <text:p>0.1008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  <table:table-cell office:value-type="float" office:value="0.100836">
                <text:p>0.1008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0.1009">
                <text:p>0.1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">
                <text:p>500</text:p>
              </table:table-cell>
              <table:table-cell office:value-type="float" office:value="0.100923">
                <text:p>0.1009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0">
                <text:p>600</text:p>
              </table:table-cell>
              <table:table-cell office:value-type="float" office:value="0.100907">
                <text:p>0.1009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0.100822">
                <text:p>0.10082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0.100888">
                <text:p>0.1008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0.100862">
                <text:p>0.10086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">
                <text:p>1000</text:p>
              </table:table-cell>
              <table:table-cell office:value-type="float" office:value="0.100794">
                <text:p>0.100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">
                <text:p>1000</text:p>
              </table:table-cell>
              <table:table-cell office:value-type="float" office:value="0.100951">
                <text:p>0.10095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0.100865">
                <text:p>0.10086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0.101215">
                <text:p>0.10121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0.101305">
                <text:p>0.10130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0.101034">
                <text:p>0.10103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7">
                <text:p>1997</text:p>
              </table:table-cell>
              <table:table-cell office:value-type="float" office:value="0.10104">
                <text:p>0.101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3">
                <text:p>2003</text:p>
              </table:table-cell>
              <table:table-cell office:value-type="float" office:value="0.101202">
                <text:p>0.1012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0.101037">
                <text:p>0.10103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0.101124">
                <text:p>0.10112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0.101097">
                <text:p>0.10109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  <table:table-cell office:value-type="float" office:value="0.101216">
                <text:p>0.10121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1">
                <text:p>4001</text:p>
              </table:table-cell>
              <table:table-cell office:value-type="float" office:value="0.10387">
                <text:p>0.1038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4">
                <text:p>3954</text:p>
              </table:table-cell>
              <table:table-cell office:value-type="float" office:value="0.102748">
                <text:p>0.1027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8">
                <text:p>4048</text:p>
              </table:table-cell>
              <table:table-cell office:value-type="float" office:value="0.103361">
                <text:p>0.10336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7">
                <text:p>3997</text:p>
              </table:table-cell>
              <table:table-cell office:value-type="float" office:value="0.103916">
                <text:p>0.1039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1">
                <text:p>4001</text:p>
              </table:table-cell>
              <table:table-cell office:value-type="float" office:value="0.104261">
                <text:p>0.10426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  <table:table-cell office:value-type="float" office:value="0.103456">
                <text:p>0.1034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9">
                <text:p>3999</text:p>
              </table:table-cell>
              <table:table-cell office:value-type="float" office:value="0.103751">
                <text:p>0.10375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2">
                <text:p>4002</text:p>
              </table:table-cell>
              <table:table-cell office:value-type="float" office:value="0.102792">
                <text:p>0.10279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1">
                <text:p>4001</text:p>
              </table:table-cell>
              <table:table-cell office:value-type="float" office:value="0.103305">
                <text:p>0.103305</text:p>
              </table:table-cell>
              <table:table-cell office:value-type="float" office:value="0.000018">
                <text:p>0.000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loadgen_6.C1:loadgen_6.D28" chart:data-source-has-labels="row" svg:x="0.32cm" svg:y="0.18cm" svg:width="13.361cm" svg:height="8.64cm">
          <chartooo:coordinate-region svg:x="1.127cm" svg:y="0.353cm" svg:width="12.554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adgen_6.C2:loadgen_6.C28" chart:label-cell-address="loadgen_6.C1:loadgen_6.C1" chart:class="chart:bar">
            <chart:data-point chart:repeated="27"/>
          </chart:series>
          <chart:series chart:style-name="ch8" chart:values-cell-range-address="loadgen_6.D2:loadgen_6.D28" chart:label-cell-address="loadgen_6.D1:loadgen_6.D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loadgen_6.C1:loadgen_6.C1</svg:desc>
                </draw:g>
              </table:table-cell>
              <table:table-cell office:value-type="string">
                <text:p>xfertime</text:p>
                <draw:g>
                  <svg:desc>loadgen_6.D1:loadgen_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013">
                <text:p>0.339013</text:p>
                <draw:g>
                  <svg:desc>loadgen_6.C2:loadgen_6.C28</svg:desc>
                </draw:g>
              </table:table-cell>
              <table:table-cell office:value-type="float" office:value="0.000169">
                <text:p>0.000169</text:p>
                <draw:g>
                  <svg:desc>loadgen_6.D2:loadgen_6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6982">
                <text:p>0.72698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5255">
                <text:p>2.505255</text:p>
              </table:table-cell>
              <table:table-cell office:value-type="float" office:value="0.100918">
                <text:p>0.100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726756">
                <text:p>21.726756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271775">
                <text:p>26.27177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64342">
                <text:p>9.5643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04161">
                <text:p>11.104161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006741">
                <text:p>29.006741</text:p>
              </table:table-cell>
              <table:table-cell office:value-type="float" office:value="0.012438">
                <text:p>0.012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833073">
                <text:p>20.83307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053018">
                <text:p>28.053018</text:p>
              </table:table-cell>
              <table:table-cell office:value-type="float" office:value="0.004134">
                <text:p>0.004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936076">
                <text:p>66.9360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380964">
                <text:p>55.38096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025419">
                <text:p>46.025419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783278">
                <text:p>46.783278</text:p>
              </table:table-cell>
              <table:table-cell office:value-type="float" office:value="0.001692">
                <text:p>0.00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.479794">
                <text:p>114.47979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535049">
                <text:p>130.5350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.251">
                <text:p>120.2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347479">
                <text:p>80.3474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.916919">
                <text:p>112.9169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.804186">
                <text:p>112.80418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.196508">
                <text:p>106.19650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068239">
                <text:p>88.06823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068019">
                <text:p>91.06801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182426">
                <text:p>84.18242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398113">
                <text:p>61.3981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576525">
                <text:p>43.57652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